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205cm" fo:margin-right="0cm" fo:margin-top="0.064cm" fo:margin-bottom="0cm" loext:contextual-spacing="false" fo:text-align="start" style:justify-single-word="false" fo:text-indent="0cm" style:auto-text-indent="false" style:page-number="auto"/>
    </style:style>
    <style:style style:name="P2" style:family="paragraph" style:parent-style-name="Standard">
      <style:paragraph-properties fo:margin-left="0.205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.205cm" fo:margin-right="0cm" fo:line-height="0.459cm" fo:text-align="start" style:justify-single-word="false" fo:text-indent="0cm" style:auto-text-indent="false"/>
    </style:style>
    <style:style style:name="P4" style:family="paragraph" style:parent-style-name="Standard">
      <style:paragraph-properties fo:margin-left="0.205cm" fo:margin-right="0cm" fo:margin-top="0.051cm" fo:margin-bottom="0cm" loext:contextual-spacing="false" fo:text-align="start" style:justify-single-word="false" fo:text-indent="0cm" style:auto-text-indent="false"/>
    </style:style>
    <style:style style:name="P5" style:family="paragraph" style:parent-style-name="Standard" style:master-page-name="Converted1">
      <style:paragraph-properties fo:margin-left="0.205cm" fo:margin-right="0cm" fo:margin-top="0.131cm" fo:margin-bottom="0cm" loext:contextual-spacing="false" fo:text-align="start" style:justify-single-word="false" fo:text-indent="0cm" style:auto-text-indent="false" style:page-number="auto"/>
    </style:style>
    <style:style style:name="P6" style:family="paragraph" style:parent-style-name="Standard">
      <style:paragraph-properties fo:margin-top="0.028cm" fo:margin-bottom="0cm" loext:contextual-spacing="false" fo:line-height="0.459cm" fo:text-align="start" style:justify-single-word="false"/>
      <style:text-properties fo:font-size="13pt" style:font-size-asian="13pt" style:font-size-complex="13pt"/>
    </style:style>
    <style:style style:name="P7" style:family="paragraph" style:parent-style-name="Standard">
      <style:paragraph-properties fo:margin-left="0.205cm" fo:margin-right="11.345cm" fo:text-align="start" style:justify-single-word="false" fo:text-indent="0cm" style:auto-text-indent="false"/>
    </style:style>
    <style:style style:name="P8" style:family="paragraph" style:parent-style-name="Standard">
      <style:paragraph-properties fo:margin-top="0.021cm" fo:margin-bottom="0cm" loext:contextual-spacing="false" fo:line-height="0.423cm" fo:text-align="start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margin-left="0.205cm" fo:margin-right="1.014cm" fo:text-align="start" style:justify-single-word="false" fo:text-indent="0cm" style:auto-text-indent="false"/>
    </style:style>
    <style:style style:name="P10" style:family="paragraph" style:parent-style-name="Standard">
      <style:paragraph-properties fo:margin-left="0.205cm" fo:margin-right="0.711cm" fo:text-align="start" style:justify-single-word="false" fo:text-indent="0cm" style:auto-text-indent="false"/>
    </style:style>
    <style:style style:name="P11" style:family="paragraph" style:parent-style-name="Standard">
      <style:paragraph-properties fo:margin-left="0.205cm" fo:margin-right="0.111cm" fo:text-align="start" style:justify-single-word="false" fo:text-indent="0cm" style:auto-text-indent="false"/>
    </style:style>
    <style:style style:name="P12" style:family="paragraph" style:parent-style-name="Standard">
      <style:paragraph-properties fo:margin-left="0.205cm" fo:margin-right="13.852cm" fo:text-align="start" style:justify-single-word="false" fo:text-indent="0cm" style:auto-text-indent="false"/>
    </style:style>
    <style:style style:name="P13" style:family="paragraph" style:parent-style-name="Standard">
      <style:paragraph-properties fo:margin-left="0.205cm" fo:margin-right="1.125cm" fo:text-align="start" style:justify-single-word="false" fo:text-indent="0cm" style:auto-text-indent="false"/>
    </style:style>
    <style:style style:name="P14" style:family="paragraph" style:parent-style-name="Standard">
      <style:paragraph-properties fo:margin-left="0.205cm" fo:margin-right="0.503cm" fo:text-align="start" style:justify-single-word="false" fo:text-indent="0cm" style:auto-text-indent="false"/>
    </style:style>
    <style:style style:name="P15" style:family="paragraph" style:parent-style-name="Standard">
      <style:paragraph-properties fo:margin-left="0.205cm" fo:margin-right="0.261cm" fo:text-align="start" style:justify-single-word="false" fo:text-indent="0cm" style:auto-text-indent="false"/>
    </style:style>
    <style:style style:name="P16" style:family="paragraph" style:parent-style-name="Standard">
      <style:paragraph-properties fo:margin-left="0.205cm" fo:margin-right="3.39cm" fo:text-align="start" style:justify-single-word="false" fo:text-indent="0cm" style:auto-text-indent="false"/>
    </style:style>
    <style:style style:name="P17" style:family="paragraph" style:parent-style-name="Standard">
      <style:paragraph-properties fo:margin-left="0.205cm" fo:margin-right="8.678cm" fo:text-align="start" style:justify-single-word="false" fo:text-indent="0cm" style:auto-text-indent="false"/>
    </style:style>
    <style:style style:name="P18" style:family="paragraph" style:parent-style-name="Standard">
      <style:paragraph-properties fo:margin-left="0.205cm" fo:margin-right="14.591cm" fo:text-align="start" style:justify-single-word="false" fo:text-indent="0cm" style:auto-text-indent="false"/>
    </style:style>
    <style:style style:name="P19" style:family="paragraph" style:parent-style-name="Standard">
      <style:paragraph-properties fo:margin-left="0.205cm" fo:margin-right="1.263cm" fo:text-align="start" style:justify-single-word="false" fo:text-indent="0cm" style:auto-text-indent="false"/>
    </style:style>
    <style:style style:name="P20" style:family="paragraph" style:parent-style-name="Standard">
      <style:paragraph-properties fo:margin-left="0.205cm" fo:margin-right="7.84cm" fo:text-align="start" style:justify-single-word="false" fo:text-indent="0cm" style:auto-text-indent="false"/>
    </style:style>
    <style:style style:name="P21" style:family="paragraph" style:parent-style-name="Standard">
      <style:paragraph-properties fo:margin-left="0.205cm" fo:margin-right="0.64cm" fo:text-align="start" style:justify-single-word="false" fo:text-indent="0cm" style:auto-text-indent="false"/>
    </style:style>
    <style:style style:name="P22" style:family="paragraph" style:parent-style-name="Standard">
      <style:paragraph-properties fo:margin-left="0.205cm" fo:margin-right="7.957cm" fo:text-align="start" style:justify-single-word="false" fo:text-indent="0cm" style:auto-text-indent="false"/>
    </style:style>
    <style:style style:name="P23" style:family="paragraph" style:parent-style-name="Standard">
      <style:paragraph-properties fo:margin-left="0.205cm" fo:margin-right="0.914cm" fo:text-align="start" style:justify-single-word="false" fo:text-indent="0cm" style:auto-text-indent="false"/>
    </style:style>
    <style:style style:name="P24" style:family="paragraph" style:parent-style-name="Standard">
      <style:paragraph-properties fo:margin-left="0.205cm" fo:margin-right="0.228cm" fo:text-align="start" style:justify-single-word="false" fo:text-indent="0cm" style:auto-text-indent="false"/>
    </style:style>
    <style:style style:name="P25" style:family="paragraph" style:parent-style-name="Standard">
      <style:paragraph-properties fo:margin-left="0.205cm" fo:margin-right="1.023cm" fo:text-align="start" style:justify-single-word="false" fo:text-indent="0cm" style:auto-text-indent="false"/>
    </style:style>
    <style:style style:name="P26" style:family="paragraph" style:parent-style-name="Standard">
      <style:paragraph-properties fo:margin-left="0.205cm" fo:margin-right="1.09cm" fo:text-align="start" style:justify-single-word="false" fo:text-indent="0cm" style:auto-text-indent="false"/>
    </style:style>
    <style:style style:name="P27" style:family="paragraph" style:parent-style-name="Standard">
      <style:paragraph-properties fo:margin-left="0.205cm" fo:margin-right="0.171cm" fo:text-align="start" style:justify-single-word="false" fo:text-indent="0cm" style:auto-text-indent="false"/>
    </style:style>
    <style:style style:name="P28" style:family="paragraph" style:parent-style-name="Standard">
      <style:paragraph-properties fo:margin-left="0.205cm" fo:margin-right="0.497cm" fo:text-align="start" style:justify-single-word="false" fo:text-indent="0cm" style:auto-text-indent="false"/>
    </style:style>
    <style:style style:name="P29" style:family="paragraph" style:parent-style-name="Standard">
      <style:paragraph-properties fo:margin-left="0.205cm" fo:margin-right="10.652cm" fo:text-align="start" style:justify-single-word="false" fo:text-indent="0cm" style:auto-text-indent="false"/>
    </style:style>
    <style:style style:name="T1" style:family="text">
      <style:text-properties style:font-name="Times New Roman" fo:font-size="24pt" fo:letter-spacing="-0.002cm" fo:font-weight="bold" style:font-name-asian="Times New Roman1" style:font-size-asian="24pt" style:font-weight-asian="bold" style:font-name-complex="Times New Roman1" style:font-size-complex="24pt" style:text-scale="100%"/>
    </style:style>
    <style:style style:name="T2" style:family="text">
      <style:text-properties style:font-name="Times New Roman" fo:font-size="24pt" fo:letter-spacing="0.002cm" fo:font-weight="bold" style:font-name-asian="Times New Roman1" style:font-size-asian="24pt" style:font-weight-asian="bold" style:font-name-complex="Times New Roman1" style:font-size-complex="24pt" style:text-scale="100%"/>
    </style:style>
    <style:style style:name="T3" style:family="text">
      <style:text-properties style:font-name="Times New Roman" fo:font-size="24pt" fo:letter-spacing="normal" fo:font-weight="bold" style:font-name-asian="Times New Roman1" style:font-size-asian="24pt" style:font-weight-asian="bold" style:font-name-complex="Times New Roman1" style:font-size-complex="24pt" style:text-scale="100%"/>
    </style:style>
    <style:style style:name="T4" style:family="text">
      <style:text-properties style:font-name="Times New Roman" fo:font-size="24pt" fo:letter-spacing="-0.016cm" fo:font-weight="bold" style:font-name-asian="Times New Roman1" style:font-size-asian="24pt" style:font-weight-asian="bold" style:font-name-complex="Times New Roman1" style:font-size-complex="24pt" style:text-scale="100%"/>
    </style:style>
    <style:style style:name="T5" style:family="text">
      <style:text-properties style:font-name="Times New Roman" fo:font-size="24pt" fo:letter-spacing="-0.019cm" fo:font-weight="bold" style:font-name-asian="Times New Roman1" style:font-size-asian="24pt" style:font-weight-asian="bold" style:font-name-complex="Times New Roman1" style:font-size-complex="24pt" style:text-scale="100%"/>
    </style:style>
    <style:style style:name="T6" style:family="text">
      <style:text-properties style:font-name="Times New Roman" fo:font-size="24pt" fo:letter-spacing="-0.004cm" fo:font-weight="bold" style:font-name-asian="Times New Roman1" style:font-size-asian="24pt" style:font-weight-asian="bold" style:font-name-complex="Times New Roman1" style:font-size-complex="24pt" style:text-scale="100%"/>
    </style:style>
    <style:style style:name="T7" style:family="text">
      <style:text-properties style:font-name="Times New Roman" fo:font-size="24pt" style:font-name-asian="Times New Roman1" style:font-size-asian="24pt" style:font-name-complex="Times New Roman1" style:font-size-complex="24pt"/>
    </style:style>
    <style:style style:name="T8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100%"/>
    </style:style>
    <style:style style:name="T9" style:family="text">
      <style:text-properties style:font-name="Times New Roman" fo:font-size="12pt" fo:letter-spacing="normal" officeooo:rsid="001924e3" style:font-name-asian="Times New Roman1" style:font-size-asian="12pt" style:font-name-complex="Times New Roman1" style:font-size-complex="12pt" style:text-scale="100%"/>
    </style:style>
    <style:style style:name="T10" style:family="text"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text-scale="100%"/>
    </style:style>
    <style:style style:name="T11" style:family="text">
      <style:text-properties style:font-name="Times New Roman" fo:font-size="12pt" fo:letter-spacing="-0.002cm" style:font-name-asian="Times New Roman1" style:font-size-asian="12pt" style:font-name-complex="Times New Roman1" style:font-size-complex="12pt" style:text-scale="100%"/>
    </style:style>
    <style:style style:name="T12" style:family="text">
      <style:text-properties style:font-name="Times New Roman" fo:font-size="12pt" fo:letter-spacing="-0.002cm" fo:font-weight="bold" style:font-name-asian="Times New Roman1" style:font-size-asian="12pt" style:font-weight-asian="bold" style:font-name-complex="Times New Roman1" style:font-size-complex="12pt" style:text-scale="100%"/>
    </style:style>
    <style:style style:name="T13" style:family="text">
      <style:text-properties style:font-name="Times New Roman" fo:font-size="12pt" fo:letter-spacing="0.004cm" style:font-name-asian="Times New Roman1" style:font-size-asian="12pt" style:font-name-complex="Times New Roman1" style:font-size-complex="12pt" style:text-scale="100%"/>
    </style:style>
    <style:style style:name="T14" style:family="text">
      <style:text-properties style:font-name="Times New Roman" fo:font-size="12pt" fo:letter-spacing="0.004cm" fo:font-weight="bold" style:font-name-asian="Times New Roman1" style:font-size-asian="12pt" style:font-weight-asian="bold" style:font-name-complex="Times New Roman1" style:font-size-complex="12pt" style:text-scale="100%"/>
    </style:style>
    <style:style style:name="T1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6" style:family="text">
      <style:text-properties style:font-name="Times New Roman" fo:font-size="12pt" fo:letter-spacing="0.002cm" style:font-name-asian="Times New Roman1" style:font-size-asian="12pt" style:font-name-complex="Times New Roman1" style:font-size-complex="12pt" style:text-scale="100%"/>
    </style:style>
    <style:style style:name="T17" style:family="text">
      <style:text-properties style:font-name="Times New Roman" fo:font-size="12pt" fo:letter-spacing="0.002cm" fo:font-weight="bold" style:font-name-asian="Times New Roman1" style:font-size-asian="12pt" style:font-weight-asian="bold" style:font-name-complex="Times New Roman1" style:font-size-complex="12pt" style:text-scale="100%"/>
    </style:style>
    <style:style style:name="T18" style:family="text">
      <style:text-properties style:font-name="Times New Roman" fo:font-size="12pt" fo:letter-spacing="-0.005cm" style:font-name-asian="Times New Roman1" style:font-size-asian="12pt" style:font-name-complex="Times New Roman1" style:font-size-complex="12pt" style:text-scale="100%"/>
    </style:style>
    <style:style style:name="T19" style:family="text">
      <style:text-properties style:font-name="Times New Roman" fo:font-size="12pt" fo:letter-spacing="-0.005cm" fo:font-weight="bold" style:font-name-asian="Times New Roman1" style:font-size-asian="12pt" style:font-weight-asian="bold" style:font-name-complex="Times New Roman1" style:font-size-complex="12pt" style:text-scale="100%"/>
    </style:style>
    <style:style style:name="T20" style:family="text">
      <style:text-properties style:font-name="Times New Roman" fo:font-size="12pt" fo:letter-spacing="-0.025cm" style:font-name-asian="Times New Roman1" style:font-size-asian="12pt" style:font-name-complex="Times New Roman1" style:font-size-complex="12pt" style:text-scale="100%"/>
    </style:style>
    <style:style style:name="T21" style:family="text">
      <style:text-properties style:font-name="Times New Roman" fo:font-size="12pt" fo:letter-spacing="-0.025cm" fo:font-weight="bold" style:font-name-asian="Times New Roman1" style:font-size-asian="12pt" style:font-weight-asian="bold" style:font-name-complex="Times New Roman1" style:font-size-complex="12pt" style:text-scale="100%"/>
    </style:style>
    <style:style style:name="T22" style:family="text">
      <style:text-properties style:font-name="Times New Roman" fo:font-size="12pt" fo:letter-spacing="-0.034cm" style:font-name-asian="Times New Roman1" style:font-size-asian="12pt" style:font-name-complex="Times New Roman1" style:font-size-complex="12pt" style:text-scale="100%"/>
    </style:style>
    <style:style style:name="T23" style:family="text">
      <style:text-properties style:font-name="Times New Roman" fo:font-size="12pt" fo:letter-spacing="0.007cm" style:font-name-asian="Times New Roman1" style:font-size-asian="12pt" style:font-name-complex="Times New Roman1" style:font-size-complex="12pt" style:text-scale="100%"/>
    </style:style>
    <style:style style:name="T24" style:family="text">
      <style:text-properties style:font-name="Times New Roman" fo:font-size="12pt" fo:letter-spacing="0.007cm" fo:font-weight="bold" style:font-name-asian="Times New Roman1" style:font-size-asian="12pt" style:font-weight-asian="bold" style:font-name-complex="Times New Roman1" style:font-size-complex="12pt" style:text-scale="100%"/>
    </style:style>
    <style:style style:name="T25" style:family="text">
      <style:text-properties style:font-name="Times New Roman" fo:font-size="12pt" fo:letter-spacing="-0.011cm" style:font-name-asian="Times New Roman1" style:font-size-asian="12pt" style:font-name-complex="Times New Roman1" style:font-size-complex="12pt" style:text-scale="100%"/>
    </style:style>
    <style:style style:name="T26" style:family="text">
      <style:text-properties style:font-name="Times New Roman" fo:font-size="12pt" fo:letter-spacing="-0.011cm" fo:font-weight="bold" style:font-name-asian="Times New Roman1" style:font-size-asian="12pt" style:font-weight-asian="bold" style:font-name-complex="Times New Roman1" style:font-size-complex="12pt" style:text-scale="100%"/>
    </style:style>
    <style:style style:name="T27" style:family="text">
      <style:text-properties style:font-name="Times New Roman" fo:font-size="12pt" fo:letter-spacing="-0.004cm" fo:font-weight="bold" style:font-name-asian="Times New Roman1" style:font-size-asian="12pt" style:font-weight-asian="bold" style:font-name-complex="Times New Roman1" style:font-size-complex="12pt" style:text-scale="100%"/>
    </style:style>
    <style:style style:name="T28" style:family="text">
      <style:text-properties style:font-name="Times New Roman" fo:font-size="12pt" fo:letter-spacing="-0.004cm" style:font-name-asian="Times New Roman1" style:font-size-asian="12pt" style:font-name-complex="Times New Roman1" style:font-size-complex="12pt" style:text-scale="100%"/>
    </style:style>
    <style:style style:name="T29" style:family="text">
      <style:text-properties style:font-name="Times New Roman" fo:font-size="12pt" fo:letter-spacing="-0.007cm" fo:font-weight="bold" style:font-name-asian="Times New Roman1" style:font-size-asian="12pt" style:font-weight-asian="bold" style:font-name-complex="Times New Roman1" style:font-size-complex="12pt" style:text-scale="100%"/>
    </style:style>
    <style:style style:name="T30" style:family="text">
      <style:text-properties style:font-name="Times New Roman" fo:font-size="12pt" fo:letter-spacing="-0.007cm" style:font-name-asian="Times New Roman1" style:font-size-asian="12pt" style:font-name-complex="Times New Roman1" style:font-size-complex="12pt" style:text-scale="100%"/>
    </style:style>
    <style:style style:name="T31" style:family="text">
      <style:text-properties style:font-name="Times New Roman" fo:font-size="12pt" fo:letter-spacing="-0.026cm" style:font-name-asian="Times New Roman1" style:font-size-asian="12pt" style:font-name-complex="Times New Roman1" style:font-size-complex="12pt" style:text-scale="100%"/>
    </style:style>
    <style:style style:name="T32" style:family="text">
      <style:text-properties style:font-name="Times New Roman" fo:font-size="12pt" fo:letter-spacing="0.005cm" style:font-name-asian="Times New Roman1" style:font-size-asian="12pt" style:font-name-complex="Times New Roman1" style:font-size-complex="12pt" style:text-scale="100%"/>
    </style:style>
    <style:style style:name="T33" style:family="text">
      <style:text-properties style:font-name="Times New Roman" fo:font-size="12pt" fo:letter-spacing="-0.014cm" style:font-name-asian="Times New Roman1" style:font-size-asian="12pt" style:font-name-complex="Times New Roman1" style:font-size-complex="12pt" style:text-scale="100%"/>
    </style:style>
    <style:style style:name="T34" style:family="text">
      <style:text-properties style:font-name="Times New Roman" fo:font-size="12pt" fo:letter-spacing="-0.044cm" style:font-name-asian="Times New Roman1" style:font-size-asian="12pt" style:font-name-complex="Times New Roman1" style:font-size-complex="12pt" style:text-scale="100%"/>
    </style:style>
    <style:style style:name="T35" style:family="text">
      <style:text-properties style:font-name="Times New Roman" fo:font-size="12pt" fo:letter-spacing="-0.044cm" fo:font-weight="bold" style:font-name-asian="Times New Roman1" style:font-size-asian="12pt" style:font-weight-asian="bold" style:font-name-complex="Times New Roman1" style:font-size-complex="12pt" style:text-scale="100%"/>
    </style:style>
    <style:style style:name="T36" style:family="text">
      <style:text-properties style:font-name="Times New Roman" fo:font-size="12pt" fo:letter-spacing="-0.023cm" style:font-name-asian="Times New Roman1" style:font-size-asian="12pt" style:font-name-complex="Times New Roman1" style:font-size-complex="12pt" style:text-scale="100%"/>
    </style:style>
    <style:style style:name="T37" style:family="text">
      <style:text-properties style:font-name="Times New Roman" fo:font-size="12pt" fo:letter-spacing="-0.028cm" style:font-name-asian="Times New Roman1" style:font-size-asian="12pt" style:font-name-complex="Times New Roman1" style:font-size-complex="12pt" style:text-scale="100%"/>
    </style:style>
    <style:style style:name="T38" style:family="text">
      <style:text-properties style:font-name="Times New Roman" fo:font-size="12pt" fo:letter-spacing="-0.035cm" style:font-name-asian="Times New Roman1" style:font-size-asian="12pt" style:font-name-complex="Times New Roman1" style:font-size-complex="12pt" style:text-scale="100%"/>
    </style:style>
    <style:style style:name="T39" style:family="text">
      <style:text-properties style:font-name="Times New Roman" fo:font-size="12pt" fo:letter-spacing="-0.009cm" fo:font-weight="bold" style:font-name-asian="Times New Roman1" style:font-size-asian="12pt" style:font-weight-asian="bold" style:font-name-complex="Times New Roman1" style:font-size-complex="12pt" style:text-scale="100%"/>
    </style:style>
    <style:style style:name="T40" style:family="text">
      <style:text-properties style:font-name="Times New Roman" fo:font-size="12pt" fo:letter-spacing="-0.009cm" style:font-name-asian="Times New Roman1" style:font-size-asian="12pt" style:font-name-complex="Times New Roman1" style:font-size-complex="12pt" style:text-scale="100%"/>
    </style:style>
    <style:style style:name="T41" style:family="text">
      <style:text-properties style:font-name="Times New Roman" fo:font-size="12pt" fo:letter-spacing="-0.032cm" style:font-name-asian="Times New Roman1" style:font-size-asian="12pt" style:font-name-complex="Times New Roman1" style:font-size-complex="12pt" style:text-scale="100%"/>
    </style:style>
    <style:style style:name="T42" style:family="text">
      <style:text-properties style:font-name="Times New Roman" fo:font-size="12pt" fo:letter-spacing="-0.016cm" style:font-name-asian="Times New Roman1" style:font-size-asian="12pt" style:font-name-complex="Times New Roman1" style:font-size-complex="12pt" style:text-scale="100%"/>
    </style:style>
    <style:style style:name="T43" style:family="text">
      <style:text-properties style:font-name="Times New Roman" fo:font-size="12pt" fo:letter-spacing="-0.048cm" style:font-name-asian="Times New Roman1" style:font-size-asian="12pt" style:font-name-complex="Times New Roman1" style:font-size-complex="12pt" style:text-scale="100%"/>
    </style:style>
    <style:style style:name="T44" style:family="text">
      <style:text-properties style:font-name="Times New Roman" fo:font-size="12pt" fo:letter-spacing="-0.021cm" style:font-name-asian="Times New Roman1" style:font-size-asian="12pt" style:font-name-complex="Times New Roman1" style:font-size-complex="12pt" style:text-scale="100%"/>
    </style:style>
    <style:style style:name="T45" style:family="text">
      <style:text-properties style:text-position="-4% 100%" style:font-name="Times New Roman" fo:font-size="12pt" fo:letter-spacing="normal" style:font-name-asian="Times New Roman1" style:font-size-asian="12pt" style:font-name-complex="Times New Roman1" style:font-size-complex="12pt" style:text-scale="100%"/>
    </style:style>
    <style:style style:name="T46" style:family="text">
      <style:text-properties style:text-position="-4% 100%" style:font-name="Times New Roman" fo:font-size="12pt" fo:letter-spacing="-0.002cm" style:font-name-asian="Times New Roman1" style:font-size-asian="12pt" style:font-name-complex="Times New Roman1" style:font-size-complex="12pt" style:text-scale="100%"/>
    </style:style>
    <style:style style:name="T47" style:family="text">
      <style:text-properties fo:color="#00007f" style:text-position="-4% 100%" style:font-name="Times New Roman" fo:font-size="12pt" fo:letter-spacing="-0.104cm" style:font-name-asian="Times New Roman1" style:font-size-asian="12pt" style:font-name-complex="Times New Roman1" style:font-size-complex="12pt" style:text-scale="100%"/>
    </style:style>
    <style:style style:name="T48" style:family="text">
      <style:text-properties fo:color="#00007f" style:text-position="-4% 100%" style:font-name="Times New Roman" fo:font-size="12pt" fo:letter-spacing="normal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49" style:family="text">
      <style:text-properties fo:color="#00007f" style:text-position="-4% 100%" style:font-name="Times New Roman" fo:font-size="12pt" fo:letter-spacing="-0.002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0" style:family="text">
      <style:text-properties fo:color="#00007f" style:text-position="-4% 100%" style:font-name="Times New Roman" fo:font-size="12pt" fo:letter-spacing="0.004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1" style:family="text">
      <style:text-properties fo:color="#00007f" style:text-position="-4% 100%" style:font-name="Times New Roman" fo:font-size="12pt" fo:letter-spacing="0.002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2" style:family="text">
      <style:text-properties fo:color="#00007f" style:text-position="-4% 100%" style:font-name="Times New Roman" fo:font-size="12pt" fo:letter-spacing="-0.005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3" style:family="text">
      <style:text-properties fo:color="#00007f" style:font-name="Times New Roman" fo:font-size="12pt" fo:letter-spacing="normal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4" style:family="text">
      <style:text-properties fo:color="#00007f" style:font-name="Times New Roman" fo:font-size="12pt" fo:letter-spacing="normal" style:font-name-asian="Times New Roman1" style:font-size-asian="12pt" style:font-name-complex="Times New Roman1" style:font-size-complex="12pt" style:text-scale="100%"/>
    </style:style>
    <style:style style:name="T55" style:family="text">
      <style:text-properties fo:color="#00007f" style:font-name="Times New Roman" fo:font-size="12pt" fo:letter-spacing="-0.002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6" style:family="text">
      <style:text-properties fo:color="#00007f" style:font-name="Times New Roman" fo:font-size="12pt" fo:letter-spacing="0.002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7" style:family="text">
      <style:text-properties fo:color="#00007f" style:font-name="Times New Roman" fo:font-size="12pt" fo:letter-spacing="0.004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8" style:family="text">
      <style:text-properties fo:color="#00007f" style:font-name="Times New Roman" fo:font-size="12pt" fo:letter-spacing="-0.005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Í</text:span><text:span text:style-name="T2">c</text:span><text:span text:style-name="T3">a</text:span><text:span text:style-name="T4">r</text:span><text:span text:style-name="T3">o </text:span><text:span text:style-name="T1">F</text:span><text:span text:style-name="T4">r</text:span><text:span text:style-name="T2">e</text:span><text:span text:style-name="T3">i</text:span><text:span text:style-name="T5">r</text:span><text:span text:style-name="T3">e </text:span><text:span text:style-name="T2">M</text:span><text:span text:style-name="T6">a</text:span><text:span text:style-name="T2">r</text:span><text:span text:style-name="T3">ti</text:span><text:span text:style-name="T1">n</text:span><text:span text:style-name="T3">s </text:span><text:span text:style-name="T1">d</text:span><text:span text:style-name="T3">a </text:span><text:span text:style-name="T1">S</text:span><text:span text:style-name="T3">ilva</text:span></text:p>
      <text:p text:style-name="P6"/>
      <text:p text:style-name="P2"><text:span text:style-name="T8">Br</text:span><text:span text:style-name="T11">a</text:span><text:span text:style-name="T8">s</text:span><text:span text:style-name="T11">il</text:span><text:span text:style-name="T8">e</text:span><text:span text:style-name="T11">i</text:span><text:span text:style-name="T8">ro,</text:span><text:span text:style-name="T13"> </text:span><text:span text:style-name="T8">so</text:span><text:span text:style-name="T11">lt</text:span><text:span text:style-name="T8">e</text:span><text:span text:style-name="T11">i</text:span><text:span text:style-name="T8">ro,</text:span><text:span text:style-name="T13"> </text:span><text:span text:style-name="T8">2</text:span><text:span text:style-name="T9">5</text:span><text:span text:style-name="T8"> anos</text:span></text:p>
      <text:p text:style-name="P2"><text:span text:style-name="T8">Rua</text:span><text:span text:style-name="T11"> E</text:span><text:span text:style-name="T8">sp</text:span><text:span text:style-name="T11">í</text:span><text:span text:style-name="T8">r</text:span><text:span text:style-name="T16">i</text:span><text:span text:style-name="T11">t</text:span><text:span text:style-name="T8">o San</text:span><text:span text:style-name="T11">t</text:span><text:span text:style-name="T8">o n</text:span><text:span text:style-name="T13">ú</text:span><text:span text:style-name="T18">m</text:span><text:span text:style-name="T8">ero</text:span><text:span text:style-name="T13"> </text:span><text:span text:style-name="T8">820</text:span></text:p>
      <text:p text:style-name="P7"><text:span text:style-name="T8">S</text:span><text:span text:style-name="T11">i</text:span><text:span text:style-name="T8">que</text:span><text:span text:style-name="T11">i</text:span><text:span text:style-name="T8">ra</text:span><text:span text:style-name="T16"> </text:span><text:span text:style-name="T8">C</text:span><text:span text:style-name="T11">am</text:span><text:span text:style-name="T8">pos -</text:span><text:span text:style-name="T20"> </text:span><text:span text:style-name="T8">Araca</text:span><text:span text:style-name="T16">j</text:span><text:span text:style-name="T8">u - SE </text:span><text:span text:style-name="T22">T</text:span><text:span text:style-name="T16">e</text:span><text:span text:style-name="T11">l</text:span><text:span text:style-name="T8">efon</text:span><text:span text:style-name="T16">e</text:span><text:span text:style-name="T8">:</text:span><text:span text:style-name="T11"> </text:span><text:span text:style-name="T8">(79)3241-5568</text:span></text:p>
      <text:p text:style-name="P2"><text:span text:style-name="T11">E</text:span><text:span text:style-name="T8">-</text:span><text:span text:style-name="T11">m</text:span><text:span text:style-name="T8">a</text:span><text:span text:style-name="T16">i</text:span><text:span text:style-name="T11">l</text:span><text:span text:style-name="T8">:</text:span><text:span text:style-name="T16"> </text:span><text:a xlink:type="simple" xlink:href="mailto:icarofre99@gmail.com" text:style-name="Internet_20_link" text:visited-style-name="Visited_20_Internet_20_Link"><text:span text:style-name="T11">i</text:span></text:a><text:a xlink:type="simple" xlink:href="mailto:icarofre99@gmail.com" text:style-name="Internet_20_link" text:visited-style-name="Visited_20_Internet_20_Link"><text:span text:style-name="T8">carofre99</text:span></text:a><text:a xlink:type="simple" xlink:href="mailto:icarofre99@gmail.com" text:style-name="Internet_20_link" text:visited-style-name="Visited_20_Internet_20_Link"><text:span text:style-name="T16">@</text:span></text:a><text:a xlink:type="simple" xlink:href="mailto:icarofre99@gmail.com" text:style-name="Internet_20_link" text:visited-style-name="Visited_20_Internet_20_Link"><text:span text:style-name="T13">g</text:span></text:a><text:a xlink:type="simple" xlink:href="mailto:icarofre99@gmail.com" text:style-name="Internet_20_link" text:visited-style-name="Visited_20_Internet_20_Link"><text:span text:style-name="T18">m</text:span></text:a><text:a xlink:type="simple" xlink:href="mailto:icarofre99@gmail.com" text:style-name="Internet_20_link" text:visited-style-name="Visited_20_Internet_20_Link"><text:span text:style-name="T16">a</text:span></text:a><text:a xlink:type="simple" xlink:href="mailto:icarofre99@gmail.com" text:style-name="Internet_20_link" text:visited-style-name="Visited_20_Internet_20_Link"><text:span text:style-name="T11">il</text:span></text:a><text:a xlink:type="simple" xlink:href="mailto:icarofre99@gmail.com" text:style-name="Internet_20_link" text:visited-style-name="Visited_20_Internet_20_Link"><text:span text:style-name="T8">.c</text:span></text:a><text:a xlink:type="simple" xlink:href="mailto:icarofre99@gmail.com" text:style-name="Internet_20_link" text:visited-style-name="Visited_20_Internet_20_Link"><text:span text:style-name="T13">o</text:span></text:a><text:a xlink:type="simple" xlink:href="mailto:icarofre99@gmail.com" text:style-name="Internet_20_link" text:visited-style-name="Visited_20_Internet_20_Link"><text:span text:style-name="T8">m</text:span></text:a></text:p>
      <text:p text:style-name="P3"><text:span text:style-name="T45">B</text:span><text:span text:style-name="T46">l</text:span><text:span text:style-name="T45">og: </text:span><text:span text:style-name="T47"><text:s/></text:span><text:a xlink:type="simple" xlink:href="http://icarofreire.blogspot.com.br/" text:style-name="Internet_20_link" text:visited-style-name="Visited_20_Internet_20_Link"><text:span text:style-name="T48">h</text:span></text:a><text:a xlink:type="simple" xlink:href="http://icarofreire.blogspot.com.br/" text:style-name="Internet_20_link" text:visited-style-name="Visited_20_Internet_20_Link"><text:span text:style-name="T49">tt</text:span></text:a><text:a xlink:type="simple" xlink:href="http://icarofreire.blogspot.com.br/" text:style-name="Internet_20_link" text:visited-style-name="Visited_20_Internet_20_Link"><text:span text:style-name="T50">p</text:span></text:a><text:a xlink:type="simple" xlink:href="http://icarofreire.blogspot.com.br/" text:style-name="Internet_20_link" text:visited-style-name="Visited_20_Internet_20_Link"><text:span text:style-name="T49">:/</text:span></text:a><text:a xlink:type="simple" xlink:href="http://icarofreire.blogspot.com.br/" text:style-name="Internet_20_link" text:visited-style-name="Visited_20_Internet_20_Link"><text:span text:style-name="T51">/</text:span></text:a><text:a xlink:type="simple" xlink:href="http://icarofreire.blogspot.com.br/" text:style-name="Internet_20_link" text:visited-style-name="Visited_20_Internet_20_Link"><text:span text:style-name="T49">i</text:span></text:a><text:a xlink:type="simple" xlink:href="http://icarofreire.blogspot.com.br/" text:style-name="Internet_20_link" text:visited-style-name="Visited_20_Internet_20_Link"><text:span text:style-name="T48">carof</text:span></text:a><text:a xlink:type="simple" xlink:href="http://icarofreire.blogspot.com.br/" text:style-name="Internet_20_link" text:visited-style-name="Visited_20_Internet_20_Link"><text:span text:style-name="T50">r</text:span></text:a><text:a xlink:type="simple" xlink:href="http://icarofreire.blogspot.com.br/" text:style-name="Internet_20_link" text:visited-style-name="Visited_20_Internet_20_Link"><text:span text:style-name="T48">e</text:span></text:a><text:a xlink:type="simple" xlink:href="http://icarofreire.blogspot.com.br/" text:style-name="Internet_20_link" text:visited-style-name="Visited_20_Internet_20_Link"><text:span text:style-name="T49">i</text:span></text:a><text:a xlink:type="simple" xlink:href="http://icarofreire.blogspot.com.br/" text:style-name="Internet_20_link" text:visited-style-name="Visited_20_Internet_20_Link"><text:span text:style-name="T48">re.b</text:span></text:a><text:a xlink:type="simple" xlink:href="http://icarofreire.blogspot.com.br/" text:style-name="Internet_20_link" text:visited-style-name="Visited_20_Internet_20_Link"><text:span text:style-name="T49">l</text:span></text:a><text:a xlink:type="simple" xlink:href="http://icarofreire.blogspot.com.br/" text:style-name="Internet_20_link" text:visited-style-name="Visited_20_Internet_20_Link"><text:span text:style-name="T48">ogspo</text:span></text:a><text:a xlink:type="simple" xlink:href="http://icarofreire.blogspot.com.br/" text:style-name="Internet_20_link" text:visited-style-name="Visited_20_Internet_20_Link"><text:span text:style-name="T49">t</text:span></text:a><text:a xlink:type="simple" xlink:href="http://icarofreire.blogspot.com.br/" text:style-name="Internet_20_link" text:visited-style-name="Visited_20_Internet_20_Link"><text:span text:style-name="T50">.</text:span></text:a><text:a xlink:type="simple" xlink:href="http://icarofreire.blogspot.com.br/" text:style-name="Internet_20_link" text:visited-style-name="Visited_20_Internet_20_Link"><text:span text:style-name="T48">c</text:span></text:a><text:a xlink:type="simple" xlink:href="http://icarofreire.blogspot.com.br/" text:style-name="Internet_20_link" text:visited-style-name="Visited_20_Internet_20_Link"><text:span text:style-name="T50">o</text:span></text:a><text:a xlink:type="simple" xlink:href="http://icarofreire.blogspot.com.br/" text:style-name="Internet_20_link" text:visited-style-name="Visited_20_Internet_20_Link"><text:span text:style-name="T52">m</text:span></text:a><text:a xlink:type="simple" xlink:href="http://icarofreire.blogspot.com.br/" text:style-name="Internet_20_link" text:visited-style-name="Visited_20_Internet_20_Link"><text:span text:style-name="T48">.br/</text:span></text:a></text:p>
      <text:p text:style-name="P8"/>
      <text:p text:style-name="P4"><text:span text:style-name="T12">O</text:span><text:span text:style-name="T10">bjet</text:span><text:span text:style-name="T12">i</text:span><text:span text:style-name="T10">vo:</text:span></text:p>
      <text:p text:style-name="P9"><text:span text:style-name="T8">A</text:span><text:span text:style-name="T11">t</text:span><text:span text:style-name="T8">uar na ár</text:span><text:span text:style-name="T16">e</text:span><text:span text:style-name="T8">a de Info</text:span><text:span text:style-name="T13">r</text:span><text:span text:style-name="T18">m</text:span><text:span text:style-name="T16">á</text:span><text:span text:style-name="T11">ti</text:span><text:span text:style-name="T16">c</text:span><text:span text:style-name="T8">a c</text:span><text:span text:style-name="T13">o</text:span><text:span text:style-name="T18">m</text:span><text:span text:style-name="T8">o</text:span><text:span text:style-name="T13"> </text:span><text:span text:style-name="T11">P</text:span><text:span text:style-name="T8">rogr</text:span><text:span text:style-name="T16">a</text:span><text:span text:style-name="T18">m</text:span><text:span text:style-name="T16">a</text:span><text:span text:style-name="T8">dor c</text:span><text:span text:style-name="T13">o</text:span><text:span text:style-name="T8">m</text:span><text:span text:style-name="T11"> </text:span><text:span text:style-name="T8">foco no desenvo</text:span><text:span text:style-name="T11">l</text:span><text:span text:style-name="T8">v</text:span><text:span text:style-name="T16">i</text:span><text:span text:style-name="T11">m</text:span><text:span text:style-name="T8">en</text:span><text:span text:style-name="T11">t</text:span><text:span text:style-name="T8">o</text:span><text:span text:style-name="T13"> </text:span><text:span text:style-name="T8">B</text:span><text:span text:style-name="T11">a</text:span><text:span text:style-name="T8">ck-</text:span><text:span text:style-name="T11">E</text:span><text:span text:style-name="T8">nd</text:span><text:span text:style-name="T13"> </text:span><text:span text:style-name="T8">de </text:span><text:span text:style-name="T11">s</text:span><text:span text:style-name="T8">of</text:span><text:span text:style-name="T11">t</text:span><text:span text:style-name="T8">ware.</text:span></text:p>
      <text:p text:style-name="P6"/>
      <text:p text:style-name="P2"><text:span text:style-name="T12">P</text:span><text:span text:style-name="T10">er</text:span><text:span text:style-name="T14">f</text:span><text:span text:style-name="T12">il</text:span><text:span text:style-name="T10">:</text:span></text:p>
      <text:p text:style-name="P10"><text:span text:style-name="T8">Bom</text:span><text:span text:style-name="T11"> </text:span><text:span text:style-name="T8">en</text:span><text:span text:style-name="T11">t</text:span><text:span text:style-name="T8">en</text:span><text:span text:style-name="T13">d</text:span><text:span text:style-name="T16">i</text:span><text:span text:style-name="T18">m</text:span><text:span text:style-name="T8">e</text:span><text:span text:style-name="T13">n</text:span><text:span text:style-name="T11">t</text:span><text:span text:style-name="T8">o de para</text:span><text:span text:style-name="T13">d</text:span><text:span text:style-name="T11">i</text:span><text:span text:style-name="T13">g</text:span><text:span text:style-name="T18">m</text:span><text:span text:style-name="T8">as</text:span><text:span text:style-name="T13"> </text:span><text:span text:style-name="T8">de progra</text:span><text:span text:style-name="T11">m</text:span><text:span text:style-name="T8">a</text:span><text:span text:style-name="T16">ç</text:span><text:span text:style-name="T8">ão e es</text:span><text:span text:style-name="T11">t</text:span><text:span text:style-name="T8">ru</text:span><text:span text:style-name="T11">t</text:span><text:span text:style-name="T8">u</text:span><text:span text:style-name="T13">r</text:span><text:span text:style-name="T8">as de dados c</text:span><text:span text:style-name="T13">o</text:span><text:span text:style-name="T18">m</text:span><text:span text:style-name="T8">p</text:span><text:span text:style-name="T16">l</text:span><text:span text:style-name="T8">exas c</text:span><text:span text:style-name="T13">o</text:span><text:span text:style-name="T8">m</text:span><text:span text:style-name="T11"> </text:span><text:span text:style-name="T8">p</text:span><text:span text:style-name="T11">l</text:span><text:span text:style-name="T8">eno </text:span><text:span text:style-name="T11">i</text:span><text:span text:style-name="T8">n</text:span><text:span text:style-name="T11">t</text:span><text:span text:style-name="T8">eresse</text:span><text:span text:style-name="T16"> </text:span><text:span text:style-name="T8">em</text:span><text:span text:style-name="T11"> </text:span><text:span text:style-name="T8">pro</text:span><text:span text:style-name="T16">j</text:span><text:span text:style-name="T8">e</text:span><text:span text:style-name="T11">t</text:span><text:span text:style-name="T8">os de desenvo</text:span><text:span text:style-name="T11">l</text:span><text:span text:style-name="T8">v</text:span><text:span text:style-name="T16">i</text:span><text:span text:style-name="T11">m</text:span><text:span text:style-name="T8">en</text:span><text:span text:style-name="T11">t</text:span><text:span text:style-name="T8">o</text:span><text:span text:style-name="T13"> </text:span><text:span text:style-name="T8">B</text:span><text:span text:style-name="T11">a</text:span><text:span text:style-name="T8">ck-</text:span><text:span text:style-name="T11">E</text:span><text:span text:style-name="T8">nd</text:span><text:span text:style-name="T13"> </text:span><text:span text:style-name="T8">de </text:span><text:span text:style-name="T11">s</text:span><text:span text:style-name="T8">of</text:span><text:span text:style-name="T11">t</text:span><text:span text:style-name="T8">ware,</text:span><text:span text:style-name="T13"> </text:span><text:span text:style-name="T8">e reso</text:span><text:span text:style-name="T11">l</text:span><text:span text:style-name="T8">ução</text:span><text:span text:style-name="T13"> </text:span><text:span text:style-name="T8">de prob</text:span><text:span text:style-name="T11">l</text:span><text:span text:style-name="T16">e</text:span><text:span text:style-name="T11">m</text:span><text:span text:style-name="T8">as co</text:span><text:span text:style-name="T11">m</text:span><text:span text:style-name="T8">pu</text:span><text:span text:style-name="T11">t</text:span><text:span text:style-name="T16">a</text:span><text:span text:style-name="T8">c</text:span><text:span text:style-name="T11">i</text:span><text:span text:style-name="T8">on</text:span><text:span text:style-name="T16">a</text:span><text:span text:style-name="T11">i</text:span><text:span text:style-name="T8">s.</text:span></text:p>
      <text:p text:style-name="P11"><text:span text:style-name="T8">Progra</text:span><text:span text:style-name="T11">m</text:span><text:span text:style-name="T8">ador hob</text:span><text:span text:style-name="T23">b</text:span><text:span text:style-name="T25">y</text:span><text:span text:style-name="T13">s</text:span><text:span text:style-name="T11">t</text:span><text:span text:style-name="T8">a,</text:span><text:span text:style-name="T13"> </text:span><text:span text:style-name="T8">e au</text:span><text:span text:style-name="T11">t</text:span><text:span text:style-name="T8">od</text:span><text:span text:style-name="T11">i</text:span><text:span text:style-name="T13">d</text:span><text:span text:style-name="T8">a</text:span><text:span text:style-name="T11">t</text:span><text:span text:style-name="T8">a</text:span><text:span text:style-name="T16"> </text:span><text:span text:style-name="T8">em</text:span><text:span text:style-name="T11"> </text:span><text:span text:style-name="T8">vár</text:span><text:span text:style-name="T16">i</text:span><text:span text:style-name="T8">as </text:span><text:span text:style-name="T11">li</text:span><text:span text:style-name="T8">nguagens</text:span><text:span text:style-name="T13"> </text:span><text:span text:style-name="T8">de progra</text:span><text:span text:style-name="T11">m</text:span><text:span text:style-name="T8">a</text:span><text:span text:style-name="T16">ç</text:span><text:span text:style-name="T8">ão, arqu</text:span><text:span text:style-name="T16">i</text:span><text:span text:style-name="T11">t</text:span><text:span text:style-name="T8">e</text:span><text:span text:style-name="T11">t</text:span><text:span text:style-name="T8">ura</text:span><text:span text:style-name="T16"> </text:span><text:span text:style-name="T8">de processadores, ferr</text:span><text:span text:style-name="T16">a</text:span><text:span text:style-name="T18">m</text:span><text:span text:style-name="T8">e</text:span><text:span text:style-name="T13">n</text:span><text:span text:style-name="T11">t</text:span><text:span text:style-name="T8">as de desenvo</text:span><text:span text:style-name="T11">l</text:span><text:span text:style-name="T13">v</text:span><text:span text:style-name="T16">i</text:span><text:span text:style-name="T18">m</text:span><text:span text:style-name="T8">e</text:span><text:span text:style-name="T13">n</text:span><text:span text:style-name="T11">t</text:span><text:span text:style-name="T8">o e s</text:span><text:span text:style-name="T11">i</text:span><text:span text:style-name="T8">s</text:span><text:span text:style-name="T11">t</text:span><text:span text:style-name="T16">e</text:span><text:span text:style-name="T18">m</text:span><text:span text:style-name="T8">as</text:span><text:span text:style-name="T13"> </text:span><text:span text:style-name="T8">operac</text:span><text:span text:style-name="T11">i</text:span><text:span text:style-name="T8">o</text:span><text:span text:style-name="T13">n</text:span><text:span text:style-name="T8">a</text:span><text:span text:style-name="T11">i</text:span><text:span text:style-name="T8">s;</text:span><text:span text:style-name="T16"> </text:span><text:span text:style-name="T8">vo</text:span><text:span text:style-name="T11">l</text:span><text:span text:style-name="T8">un</text:span><text:span text:style-name="T11">t</text:span><text:span text:style-name="T8">ár</text:span><text:span text:style-name="T11">i</text:span><text:span text:style-name="T8">o</text:span><text:span text:style-name="T13"> </text:span><text:span text:style-name="T8">para qua</text:span><text:span text:style-name="T11">l</text:span><text:span text:style-name="T8">q</text:span><text:span text:style-name="T13">u</text:span><text:span text:style-name="T8">er </text:span><text:span text:style-name="T11">t</text:span><text:span text:style-name="T8">arefa</text:span><text:span text:style-name="T16"> </text:span><text:span text:style-name="T8">desaf</text:span><text:span text:style-name="T11">i</text:span><text:span text:style-name="T8">adora,</text:span><text:span text:style-name="T13"> </text:span><text:span text:style-name="T8">au</text:span><text:span text:style-name="T11">t</text:span><text:span text:style-name="T13">o</text:span><text:span text:style-name="T18">m</text:span><text:span text:style-name="T13">o</text:span><text:span text:style-name="T11">ti</text:span><text:span text:style-name="T8">vado,</text:span><text:span text:style-name="T13"> </text:span><text:span text:style-name="T8">e </text:span><text:span text:style-name="T11">i</text:span><text:span text:style-name="T8">n</text:span><text:span text:style-name="T11">t</text:span><text:span text:style-name="T16">e</text:span><text:span text:style-name="T11">i</text:span><text:span text:style-name="T8">r</text:span><text:span text:style-name="T16">a</text:span><text:span text:style-name="T18">m</text:span><text:span text:style-name="T16">e</text:span><text:span text:style-name="T8">n</text:span><text:span text:style-name="T11">t</text:span><text:span text:style-name="T8">e</text:span><text:span text:style-name="T16"> </text:span><text:span text:style-name="T8">d</text:span><text:span text:style-name="T11">i</text:span><text:span text:style-name="T8">spon</text:span><text:span text:style-name="T11">í</text:span><text:span text:style-name="T8">vel</text:span><text:span text:style-name="T16"> </text:span><text:span text:style-name="T8">ao aprend</text:span><text:span text:style-name="T11">i</text:span><text:span text:style-name="T16">z</text:span><text:span text:style-name="T8">ado de novas </text:span><text:span text:style-name="T11">t</text:span><text:span text:style-name="T16">e</text:span><text:span text:style-name="T8">cno</text:span><text:span text:style-name="T11">l</text:span><text:span text:style-name="T8">og</text:span><text:span text:style-name="T16">i</text:span><text:span text:style-name="T8">as e </text:span><text:span text:style-name="T18">m</text:span><text:span text:style-name="T16">e</text:span><text:span text:style-name="T11">t</text:span><text:span text:style-name="T8">od</text:span><text:span text:style-name="T13">o</text:span><text:span text:style-name="T11">l</text:span><text:span text:style-name="T8">og</text:span><text:span text:style-name="T11">i</text:span><text:span text:style-name="T8">as de</text:span><text:span text:style-name="T16"> </text:span><text:span text:style-name="T8">d</text:span><text:span text:style-name="T18">e</text:span><text:span text:style-name="T8">senv</text:span><text:span text:style-name="T13">o</text:span><text:span text:style-name="T11">l</text:span><text:span text:style-name="T8">v</text:span><text:span text:style-name="T16">i</text:span><text:span text:style-name="T18">m</text:span><text:span text:style-name="T8">e</text:span><text:span text:style-name="T13">n</text:span><text:span text:style-name="T11">t</text:span><text:span text:style-name="T8">o, s</text:span><text:span text:style-name="T16">e</text:span><text:span text:style-name="T18">m</text:span><text:span text:style-name="T8">pre</text:span><text:span text:style-name="T16"> </text:span><text:span text:style-name="T8">aber</text:span><text:span text:style-name="T11">t</text:span><text:span text:style-name="T8">o</text:span><text:span text:style-name="T13"> </text:span><text:span text:style-name="T8">ao conhec</text:span><text:span text:style-name="T16">i</text:span><text:span text:style-name="T11">m</text:span><text:span text:style-name="T8">en</text:span><text:span text:style-name="T11">t</text:span><text:span text:style-name="T8">o</text:span><text:span text:style-name="T13"> </text:span><text:span text:style-name="T8">e novos desaf</text:span><text:span text:style-name="T11">i</text:span><text:span text:style-name="T8">os.</text:span></text:p>
      <text:p text:style-name="P6"/>
      <text:p text:style-name="P2"><text:span text:style-name="T12">C</text:span><text:span text:style-name="T10">onhec</text:span><text:span text:style-name="T19">i</text:span><text:span text:style-name="T24">m</text:span><text:span text:style-name="T10">ent</text:span><text:span text:style-name="T27">o</text:span><text:span text:style-name="T10">s</text:span><text:span text:style-name="T29"> </text:span><text:span text:style-name="T10">T</text:span><text:span text:style-name="T12">é</text:span><text:span text:style-name="T10">cn</text:span><text:span text:style-name="T17">i</text:span><text:span text:style-name="T10">cos:</text:span></text:p>
      <text:p text:style-name="P12"><text:span text:style-name="T11">Li</text:span><text:span text:style-name="T8">nguag</text:span><text:span text:style-name="T16">e</text:span><text:span text:style-name="T8">m</text:span><text:span text:style-name="T11"> </text:span><text:span text:style-name="T8">C; </text:span><text:span text:style-name="T11">Li</text:span><text:span text:style-name="T8">nguag</text:span><text:span text:style-name="T16">e</text:span><text:span text:style-name="T8">m</text:span><text:span text:style-name="T11"> </text:span><text:span text:style-name="T8">C++; </text:span><text:span text:style-name="T13">P</text:span><text:span text:style-name="T30">y</text:span><text:span text:style-name="T11">t</text:span><text:span text:style-name="T8">ho</text:span><text:span text:style-name="T13">n</text:span><text:span text:style-name="T8">;</text:span></text:p>
      <text:p text:style-name="P2"><text:span text:style-name="T11">P</text:span><text:span text:style-name="T8">HP;</text:span></text:p>
      <text:p text:style-name="P2"><text:span text:style-name="T8">Java - P</text:span><text:span text:style-name="T11">l</text:span><text:span text:style-name="T8">a</text:span><text:span text:style-name="T11">t</text:span><text:span text:style-name="T8">afo</text:span><text:span text:style-name="T13">r</text:span><text:span text:style-name="T11">m</text:span><text:span text:style-name="T8">a JS</text:span><text:span text:style-name="T11">E/</text:span><text:span text:style-name="T8">J2S</text:span><text:span text:style-name="T11">E</text:span><text:span text:style-name="T8">(Desk</text:span><text:span text:style-name="T11">t</text:span><text:span text:style-name="T8">op):</text:span></text:p>
      <text:p text:style-name="P13"><text:span text:style-name="T8">• P</text:span><text:span text:style-name="T28">o</text:span><text:span text:style-name="T8">ssuo co</text:span><text:span text:style-name="T11">m</text:span><text:span text:style-name="T8">o </text:span><text:span text:style-name="T11">m</text:span><text:span text:style-name="T16">é</text:span><text:span text:style-name="T11">t</text:span><text:span text:style-name="T8">odo de</text:span><text:span text:style-name="T16"> </text:span><text:span text:style-name="T8">desenvo</text:span><text:span text:style-name="T11">l</text:span><text:span text:style-name="T8">v</text:span><text:span text:style-name="T16">i</text:span><text:span text:style-name="T18">m</text:span><text:span text:style-name="T16">e</text:span><text:span text:style-name="T8">n</text:span><text:span text:style-name="T11">t</text:span><text:span text:style-name="T8">o da</text:span><text:span text:style-name="T16"> </text:span><text:span text:style-name="T8">In</text:span><text:span text:style-name="T11">t</text:span><text:span text:style-name="T8">erface</text:span><text:span text:style-name="T16"> </text:span><text:span text:style-name="T8">Gráf</text:span><text:span text:style-name="T11">i</text:span><text:span text:style-name="T8">ca</text:span><text:span text:style-name="T16"> </text:span><text:span text:style-name="T8">do </text:span><text:span text:style-name="T11">U</text:span><text:span text:style-name="T8">suár</text:span><text:span text:style-name="T11">i</text:span><text:span text:style-name="T8">o,</text:span><text:span text:style-name="T13"> </text:span><text:span text:style-name="T8">escrever </text:span><text:span text:style-name="T11">t</text:span><text:span text:style-name="T8">odo</text:span><text:span text:style-name="T13"> </text:span><text:span text:style-name="T8">o cód</text:span><text:span text:style-name="T11">i</text:span><text:span text:style-name="T8">go </text:span><text:span text:style-name="T11">m</text:span><text:span text:style-name="T8">an</text:span><text:span text:style-name="T13">u</text:span><text:span text:style-name="T8">a</text:span><text:span text:style-name="T16">l</text:span><text:span text:style-name="T18">m</text:span><text:span text:style-name="T16">e</text:span><text:span text:style-name="T8">n</text:span><text:span text:style-name="T11">t</text:span><text:span text:style-name="T8">e,</text:span><text:span text:style-name="T13"> </text:span><text:span text:style-name="T8">sem</text:span><text:span text:style-name="T11"> </text:span><text:span text:style-name="T8">a u</text:span><text:span text:style-name="T11">t</text:span><text:span text:style-name="T16">i</text:span><text:span text:style-name="T11">li</text:span><text:span text:style-name="T16">z</text:span><text:span text:style-name="T8">ação</text:span><text:span text:style-name="T13"> </text:span><text:span text:style-name="T8">de ferr</text:span><text:span text:style-name="T16">a</text:span><text:span text:style-name="T18">m</text:span><text:span text:style-name="T8">e</text:span><text:span text:style-name="T13">n</text:span><text:span text:style-name="T11">t</text:span><text:span text:style-name="T8">as cons</text:span><text:span text:style-name="T11">t</text:span><text:span text:style-name="T8">ru</text:span><text:span text:style-name="T11">t</text:span><text:span text:style-name="T8">oras</text:span><text:span text:style-name="T13"> </text:span><text:span text:style-name="T8">de In</text:span><text:span text:style-name="T11">t</text:span><text:span text:style-name="T8">erfa</text:span><text:span text:style-name="T16">c</text:span><text:span text:style-name="T8">e Gráf</text:span><text:span text:style-name="T11">i</text:span><text:span text:style-name="T8">ca</text:span></text:p>
      <text:p text:style-name="P2"><text:span text:style-name="T28">(</text:span><text:span text:style-name="T8">GUI bu</text:span><text:span text:style-name="T11">il</text:span><text:span text:style-name="T13">d</text:span><text:span text:style-name="T8">er /</text:span><text:span text:style-name="T11"> </text:span><text:span text:style-name="T8">GUI D</text:span><text:span text:style-name="T18">e</text:span><text:span text:style-name="T8">s</text:span><text:span text:style-name="T11">i</text:span><text:span text:style-name="T8">gner).</text:span></text:p>
      <text:p text:style-name="P6"/>
      <text:p text:style-name="P2"><text:span text:style-name="T10">D</text:span><text:span text:style-name="T19">e</text:span><text:span text:style-name="T10">senvo</text:span><text:span text:style-name="T12">l</text:span><text:span text:style-name="T14">v</text:span><text:span text:style-name="T19">i</text:span><text:span text:style-name="T14">m</text:span><text:span text:style-name="T10">ento </text:span><text:span text:style-name="T19">e</text:span><text:span text:style-name="T10">m</text:span><text:span text:style-name="T14"> </text:span><text:span text:style-name="T10">Ba</text:span><text:span text:style-name="T17">i</text:span><text:span text:style-name="T27">x</text:span><text:span text:style-name="T10">o</text:span><text:span text:style-name="T14"> </text:span><text:span text:style-name="T10">N</text:span><text:span text:style-name="T12">í</text:span><text:span text:style-name="T10">ve</text:span><text:span text:style-name="T12">l</text:span><text:span text:style-name="T10">:</text:span></text:p>
      <text:p text:style-name="P14"><text:span text:style-name="T8">D</text:span><text:span text:style-name="T18">e</text:span><text:span text:style-name="T8">senvo</text:span><text:span text:style-name="T11">l</text:span><text:span text:style-name="T13">v</text:span><text:span text:style-name="T16">i</text:span><text:span text:style-name="T18">m</text:span><text:span text:style-name="T8">e</text:span><text:span text:style-name="T13">n</text:span><text:span text:style-name="T11">t</text:span><text:span text:style-name="T8">o de sof</text:span><text:span text:style-name="T11">t</text:span><text:span text:style-name="T8">ware</text:span><text:span text:style-name="T16"> </text:span><text:span text:style-name="T8">em</text:span><text:span text:style-name="T11"> li</text:span><text:span text:style-name="T8">ng</text:span><text:span text:style-name="T13">u</text:span><text:span text:style-name="T8">ag</text:span><text:span text:style-name="T16">e</text:span><text:span text:style-name="T8">m</text:span><text:span text:style-name="T31"> </text:span><text:span text:style-name="T8">A</text:span><text:span text:style-name="T11">s</text:span><text:span text:style-name="T8">s</text:span><text:span text:style-name="T16">e</text:span><text:span text:style-name="T18">m</text:span><text:span text:style-name="T8">b</text:span><text:span text:style-name="T32">l</text:span><text:span text:style-name="T8">y</text:span><text:span text:style-name="T28"> </text:span><text:span text:style-name="T8">u</text:span><text:span text:style-name="T11">ti</text:span><text:span text:style-name="T16">l</text:span><text:span text:style-name="T11">i</text:span><text:span text:style-name="T8">zando</text:span><text:span text:style-name="T13"> </text:span><text:span text:style-name="T8">a s</text:span><text:span text:style-name="T11">i</text:span><text:span text:style-name="T8">n</text:span><text:span text:style-name="T11">t</text:span><text:span text:style-name="T8">axe</text:span><text:span text:style-name="T16"> </text:span><text:span text:style-name="T8">IN</text:span><text:span text:style-name="T11">TEL</text:span><text:span text:style-name="T8">,</text:span><text:span text:style-name="T13"> </text:span><text:span text:style-name="T11">t</text:span><text:span text:style-name="T8">endo c</text:span><text:span text:style-name="T13">o</text:span><text:span text:style-name="T18">m</text:span><text:span text:style-name="T8">o ferr</text:span><text:span text:style-name="T16">a</text:span><text:span text:style-name="T18">m</text:span><text:span text:style-name="T8">e</text:span><text:span text:style-name="T13">n</text:span><text:span text:style-name="T11">t</text:span><text:span text:style-name="T8">a de</text:span><text:span text:style-name="T16"> </text:span><text:span text:style-name="T8">desenvo</text:span><text:span text:style-name="T11">l</text:span><text:span text:style-name="T8">v</text:span><text:span text:style-name="T16">i</text:span><text:span text:style-name="T18">m</text:span><text:span text:style-name="T16">e</text:span><text:span text:style-name="T8">n</text:span><text:span text:style-name="T11">t</text:span><text:span text:style-name="T8">o </text:span><text:span text:style-name="T11">m</text:span><text:span text:style-name="T8">o</text:span><text:span text:style-name="T13">n</text:span><text:span text:style-name="T11">t</text:span><text:span text:style-name="T8">adores c</text:span><text:span text:style-name="T13">o</text:span><text:span text:style-name="T18">m</text:span><text:span text:style-name="T8">o</text:span><text:span text:style-name="T13"> </text:span><text:span text:style-name="T8">N</text:span><text:span text:style-name="T18">a</text:span><text:span text:style-name="T13">s</text:span><text:span text:style-name="T8">m</text:span><text:span text:style-name="T11"> </text:span><text:span text:style-name="T8">e</text:span><text:span text:style-name="T33"> </text:span><text:span text:style-name="T34">Y</text:span><text:span text:style-name="T8">a</text:span><text:span text:style-name="T13">s</text:span><text:span text:style-name="T18">m</text:span><text:span text:style-name="T8">;</text:span></text:p>
      <text:p text:style-name="P2"><text:span text:style-name="T11">Li</text:span><text:span text:style-name="T8">nguag</text:span><text:span text:style-name="T16">e</text:span><text:span text:style-name="T8">m</text:span><text:span text:style-name="T36"> </text:span><text:span text:style-name="T11">A</text:span><text:span text:style-name="T8">sse</text:span><text:span text:style-name="T11">m</text:span><text:span text:style-name="T8">b</text:span><text:span text:style-name="T32">l</text:span><text:span text:style-name="T8">y</text:span><text:span text:style-name="T37"> </text:span><text:span text:style-name="T8">Arqu</text:span><text:span text:style-name="T11">it</text:span><text:span text:style-name="T8">e</text:span><text:span text:style-name="T11">t</text:span><text:span text:style-name="T8">u</text:span><text:span text:style-name="T13">r</text:span><text:span text:style-name="T8">a In</text:span><text:span text:style-name="T11">t</text:span><text:span text:style-name="T8">el</text:span><text:span text:style-name="T16"> </text:span><text:span text:style-name="T8">de 32 b</text:span><text:span text:style-name="T11">it</text:span><text:span text:style-name="T8">s(x86</text:span><text:span text:style-name="T13">-</text:span><text:span text:style-name="T8">32</text:span><text:span text:style-name="T11">/</text:span><text:span text:style-name="T8">IA-32), S</text:span><text:span text:style-name="T11">i</text:span><text:span text:style-name="T8">n</text:span><text:span text:style-name="T11">t</text:span><text:span text:style-name="T8">axe In</text:span><text:span text:style-name="T16">t</text:span><text:span text:style-name="T8">e</text:span><text:span text:style-name="T11">l</text:span><text:span text:style-name="T8">:</text:span><text:span text:style-name="T16"> </text:span><text:span text:style-name="T8">80386, 80486,</text:span></text:p>
      <text:p text:style-name="P2"><text:span text:style-name="T8">80586, 80686;</text:span></text:p>
      <text:p text:style-name="P15"><text:span text:style-name="T11">Li</text:span><text:span text:style-name="T8">nguag</text:span><text:span text:style-name="T16">e</text:span><text:span text:style-name="T8">m</text:span><text:span text:style-name="T36"> </text:span><text:span text:style-name="T11">A</text:span><text:span text:style-name="T8">sse</text:span><text:span text:style-name="T11">m</text:span><text:span text:style-name="T8">b</text:span><text:span text:style-name="T32">l</text:span><text:span text:style-name="T8">y</text:span><text:span text:style-name="T37"> </text:span><text:span text:style-name="T8">Arqu</text:span><text:span text:style-name="T11">it</text:span><text:span text:style-name="T8">e</text:span><text:span text:style-name="T11">t</text:span><text:span text:style-name="T8">u</text:span><text:span text:style-name="T13">r</text:span><text:span text:style-name="T8">a In</text:span><text:span text:style-name="T11">t</text:span><text:span text:style-name="T8">el</text:span><text:span text:style-name="T16"> </text:span><text:span text:style-name="T8">de 64 b</text:span><text:span text:style-name="T11">it</text:span><text:span text:style-name="T8">s(x86</text:span><text:span text:style-name="T13">-</text:span><text:span text:style-name="T8">64</text:span><text:span text:style-name="T11">/E</text:span><text:span text:style-name="T8">M64</text:span><text:span text:style-name="T11">T</text:span><text:span text:style-name="T8">), S</text:span><text:span text:style-name="T11">i</text:span><text:span text:style-name="T8">n</text:span><text:span text:style-name="T11">t</text:span><text:span text:style-name="T8">a</text:span><text:span text:style-name="T13">x</text:span><text:span text:style-name="T8">e In</text:span><text:span text:style-name="T11">t</text:span><text:span text:style-name="T16">e</text:span><text:span text:style-name="T11">l</text:span><text:span text:style-name="T8">:</text:span><text:span text:style-name="T11"> </text:span><text:span text:style-name="T8">c</text:span><text:span text:style-name="T13">o</text:span><text:span text:style-name="T8">m</text:span><text:span text:style-name="T11"> </text:span><text:span text:style-name="T8">o con</text:span><text:span text:style-name="T16">j</text:span><text:span text:style-name="T8">un</text:span><text:span text:style-name="T11">t</text:span><text:span text:style-name="T8">o de </text:span><text:span text:style-name="T11">i</text:span><text:span text:style-name="T8">ns</text:span><text:span text:style-name="T11">t</text:span><text:span text:style-name="T8">ruções</text:span><text:span text:style-name="T13"> </text:span><text:span text:style-name="T11">M</text:span><text:span text:style-name="T8">MX, </text:span><text:span text:style-name="T11">S</text:span><text:span text:style-name="T8">S</text:span><text:span text:style-name="T11">E</text:span><text:span text:style-name="T8">, SS</text:span><text:span text:style-name="T11">E</text:span><text:span text:style-name="T8">2 e SS</text:span><text:span text:style-name="T11">E</text:span><text:span text:style-name="T8">3.</text:span></text:p>
      <text:p text:style-name="P6"/>
      <text:p text:style-name="P2"><text:span text:style-name="T10">D</text:span><text:span text:style-name="T19">e</text:span><text:span text:style-name="T10">senvo</text:span><text:span text:style-name="T12">l</text:span><text:span text:style-name="T14">v</text:span><text:span text:style-name="T19">i</text:span><text:span text:style-name="T14">m</text:span><text:span text:style-name="T10">ento</text:span><text:span text:style-name="T29"> </text:span><text:span text:style-name="T21">W</text:span><text:span text:style-name="T10">eb:</text:span></text:p>
      <text:p text:style-name="P16"><text:span text:style-name="T11">Li</text:span><text:span text:style-name="T8">nguagens:</text:span><text:span text:style-name="T16"> </text:span><text:span text:style-name="T8">H</text:span><text:span text:style-name="T11">T</text:span><text:span text:style-name="T8">M</text:span><text:span text:style-name="T11">L</text:span><text:span text:style-name="T8">, </text:span><text:span text:style-name="T11">X</text:span><text:span text:style-name="T8">M</text:span><text:span text:style-name="T11">L</text:span><text:span text:style-name="T8">,</text:span><text:span text:style-name="T13"> </text:span><text:span text:style-name="T8">Conh</text:span><text:span text:style-name="T11">e</text:span><text:span text:style-name="T8">c</text:span><text:span text:style-name="T16">i</text:span><text:span text:style-name="T18">m</text:span><text:span text:style-name="T16">e</text:span><text:span text:style-name="T8">n</text:span><text:span text:style-name="T11">t</text:span><text:span text:style-name="T8">o </text:span><text:span text:style-name="T11">i</text:span><text:span text:style-name="T13">n</text:span><text:span text:style-name="T11">t</text:span><text:span text:style-name="T8">e</text:span><text:span text:style-name="T13">r</text:span><text:span text:style-name="T18">m</text:span><text:span text:style-name="T8">e</text:span><text:span text:style-name="T13">d</text:span><text:span text:style-name="T11">i</text:span><text:span text:style-name="T8">ár</text:span><text:span text:style-name="T11">i</text:span><text:span text:style-name="T8">o</text:span><text:span text:style-name="T13"> </text:span><text:span text:style-name="T8">em</text:span><text:span text:style-name="T11"> </text:span><text:span text:style-name="T8">JavaScr</text:span><text:span text:style-name="T11">i</text:span><text:span text:style-name="T13">p</text:span><text:span text:style-name="T8">t</text:span><text:span text:style-name="T11"> </text:span><text:span text:style-name="T8">e CSS; </text:span><text:span text:style-name="T11">Li</text:span><text:span text:style-name="T8">nguag</text:span><text:span text:style-name="T16">e</text:span><text:span text:style-name="T8">m</text:span><text:span text:style-name="T11"> </text:span><text:span text:style-name="T8">d</text:span><text:span text:style-name="T11">i</text:span><text:span text:style-name="T8">n</text:span><text:span text:style-name="T16">â</text:span><text:span text:style-name="T11">mi</text:span><text:span text:style-name="T16">c</text:span><text:span text:style-name="T8">a para</text:span><text:span text:style-name="T16"> </text:span><text:span text:style-name="T11">D</text:span><text:span text:style-name="T8">esenvo</text:span><text:span text:style-name="T11">l</text:span><text:span text:style-name="T13">v</text:span><text:span text:style-name="T11">im</text:span><text:span text:style-name="T8">en</text:span><text:span text:style-name="T11">t</text:span><text:span text:style-name="T8">o</text:span><text:span text:style-name="T28"> </text:span><text:span text:style-name="T38">W</text:span><text:span text:style-name="T8">eb:</text:span><text:span text:style-name="T16"> </text:span><text:span text:style-name="T11">P</text:span><text:span text:style-name="T8">HP;</text:span></text:p>
      <text:p text:style-name="P2"><text:span text:style-name="T8">B</text:span><text:span text:style-name="T11">a</text:span><text:span text:style-name="T8">nco de</text:span><text:span text:style-name="T16"> </text:span><text:span text:style-name="T11">D</text:span><text:span text:style-name="T8">ados:</text:span><text:span text:style-name="T11"> </text:span><text:span text:style-name="T8">SQ</text:span><text:span text:style-name="T11">L</text:span><text:span text:style-name="T8">, </text:span><text:span text:style-name="T13">M</text:span><text:span text:style-name="T30">y</text:span><text:span text:style-name="T8">Sq</text:span><text:span text:style-name="T11">l</text:span><text:span text:style-name="T8">,</text:span><text:span text:style-name="T13"> </text:span><text:span text:style-name="T8">php</text:span><text:span text:style-name="T13">M</text:span><text:span text:style-name="T30">y</text:span><text:span text:style-name="T8">A</text:span><text:span text:style-name="T13">d</text:span><text:span text:style-name="T18">m</text:span><text:span text:style-name="T11">i</text:span><text:span text:style-name="T8">n.</text:span></text:p>
      <text:p text:style-name="P6"/>
      <text:p text:style-name="P2"><text:span text:style-name="T10">Banc</text:span><text:span text:style-name="T27">o</text:span><text:span text:style-name="T10">s de Dados:</text:span></text:p>
      <text:p text:style-name="P17"><text:span text:style-name="T11">Li</text:span><text:span text:style-name="T8">nguag</text:span><text:span text:style-name="T16">e</text:span><text:span text:style-name="T8">m</text:span><text:span text:style-name="T11"> </text:span><text:span text:style-name="T8">SQ</text:span><text:span text:style-name="T11">L</text:span><text:span text:style-name="T8">(Conh</text:span><text:span text:style-name="T11">e</text:span><text:span text:style-name="T8">c</text:span><text:span text:style-name="T16">i</text:span><text:span text:style-name="T11">m</text:span><text:span text:style-name="T8">en</text:span><text:span text:style-name="T11">t</text:span><text:span text:style-name="T8">o</text:span><text:span text:style-name="T13"> </text:span><text:span text:style-name="T11">i</text:span><text:span text:style-name="T8">n</text:span><text:span text:style-name="T11">t</text:span><text:span text:style-name="T8">e</text:span><text:span text:style-name="T13">r</text:span><text:span text:style-name="T11">m</text:span><text:span text:style-name="T8">ed</text:span><text:span text:style-name="T11">i</text:span><text:span text:style-name="T8">á</text:span><text:span text:style-name="T13">r</text:span><text:span text:style-name="T11">i</text:span><text:span text:style-name="T8">o); </text:span><text:span text:style-name="T13">M</text:span><text:span text:style-name="T25">y</text:span><text:span text:style-name="T8">S</text:span><text:span text:style-name="T13">Q</text:span><text:span text:style-name="T11">L</text:span><text:span text:style-name="T8">;</text:span></text:p>
      <text:p text:style-name="P18"><text:span text:style-name="T11">S</text:span><text:span text:style-name="T8">Q</text:span><text:span text:style-name="T11">L</text:span><text:span text:style-name="T16">i</text:span><text:span text:style-name="T11">t</text:span><text:span text:style-name="T8">e; P</text:span><text:span text:style-name="T28">o</text:span><text:span text:style-name="T8">s</text:span><text:span text:style-name="T11">t</text:span><text:span text:style-name="T8">greSQ</text:span><text:span text:style-name="T11">L</text:span><text:span text:style-name="T8">.</text:span></text:p>
      <text:p text:style-name="P5"><text:span text:style-name="T12">C</text:span><text:span text:style-name="T10">on</text:span><text:span text:style-name="T14">t</text:span><text:span text:style-name="T26">r</text:span><text:span text:style-name="T10">o</text:span><text:span text:style-name="T12">l</text:span><text:span text:style-name="T10">e</text:span><text:span text:style-name="T17"> </text:span><text:span text:style-name="T10">de</text:span><text:span text:style-name="T39"> </text:span><text:span text:style-name="T35">V</text:span><text:span text:style-name="T17">e</text:span><text:span text:style-name="T10">rsão:</text:span></text:p>
      <text:p text:style-name="P2"><text:span text:style-name="T8">Conh</text:span><text:span text:style-name="T11">e</text:span><text:span text:style-name="T8">c</text:span><text:span text:style-name="T16">i</text:span><text:span text:style-name="T18">m</text:span><text:span text:style-name="T16">e</text:span><text:span text:style-name="T8">n</text:span><text:span text:style-name="T11">t</text:span><text:span text:style-name="T8">o</text:span><text:span text:style-name="T13"> </text:span><text:span text:style-name="T8">b</text:span><text:span text:style-name="T18">á</text:span><text:span text:style-name="T8">s</text:span><text:span text:style-name="T16">i</text:span><text:span text:style-name="T8">co sobre o con</text:span><text:span text:style-name="T11">t</text:span><text:span text:style-name="T8">ro</text:span><text:span text:style-name="T16">l</text:span><text:span text:style-name="T8">e de versão</text:span><text:span text:style-name="T13"> </text:span><text:span text:style-name="T8">G</text:span><text:span text:style-name="T11">it</text:span><text:span text:style-name="T8">.</text:span></text:p>
      <text:p text:style-name="P6"/>
      <text:p text:style-name="P2"><text:span text:style-name="T10">Á</text:span><text:span text:style-name="T26">r</text:span><text:span text:style-name="T10">eas e</text:span><text:span text:style-name="T17"> </text:span><text:span text:style-name="T27">a</text:span><text:span text:style-name="T10">ss</text:span><text:span text:style-name="T12">u</text:span><text:span text:style-name="T10">ntos de </text:span><text:span text:style-name="T12">i</text:span><text:span text:style-name="T10">nt</text:span><text:span text:style-name="T17">e</text:span><text:span text:style-name="T26">r</text:span><text:span text:style-name="T10">esse:</text:span></text:p>
      <text:p text:style-name="P2"><text:span text:style-name="T11">A</text:span><text:span text:style-name="T8">rqu</text:span><text:span text:style-name="T16">i</text:span><text:span text:style-name="T11">t</text:span><text:span text:style-name="T8">e</text:span><text:span text:style-name="T11">t</text:span><text:span text:style-name="T8">ura</text:span><text:span text:style-name="T16"> </text:span><text:span text:style-name="T8">de processadores, e </text:span><text:span text:style-name="T16">l</text:span><text:span text:style-name="T11">i</text:span><text:span text:style-name="T8">nguag</text:span><text:span text:style-name="T16">e</text:span><text:span text:style-name="T8">m</text:span><text:span text:style-name="T31"> </text:span><text:span text:style-name="T8">A</text:span><text:span text:style-name="T11">s</text:span><text:span text:style-name="T8">s</text:span><text:span text:style-name="T16">e</text:span><text:span text:style-name="T18">m</text:span><text:span text:style-name="T13">b</text:span><text:span text:style-name="T16">l</text:span><text:span text:style-name="T30">y</text:span><text:span text:style-name="T8">;</text:span></text:p>
      <text:p text:style-name="P19"><text:span text:style-name="T11">G</text:span><text:span text:style-name="T8">rande</text:span><text:span text:style-name="T16"> </text:span><text:span text:style-name="T8">cur</text:span><text:span text:style-name="T11">i</text:span><text:span text:style-name="T8">os</text:span><text:span text:style-name="T11">i</text:span><text:span text:style-name="T8">da</text:span><text:span text:style-name="T13">d</text:span><text:span text:style-name="T8">e sobre o func</text:span><text:span text:style-name="T11">i</text:span><text:span text:style-name="T8">on</text:span><text:span text:style-name="T16">a</text:span><text:span text:style-name="T11">m</text:span><text:span text:style-name="T8">en</text:span><text:span text:style-name="T11">t</text:span><text:span text:style-name="T8">o</text:span><text:span text:style-name="T13"> </text:span><text:span text:style-name="T11">i</text:span><text:span text:style-name="T8">n</text:span><text:span text:style-name="T11">t</text:span><text:span text:style-name="T8">erno</text:span><text:span text:style-name="T13"> </text:span><text:span text:style-name="T8">das ferra</text:span><text:span text:style-name="T11">m</text:span><text:span text:style-name="T8">en</text:span><text:span text:style-name="T16">t</text:span><text:span text:style-name="T8">as de sof</text:span><text:span text:style-name="T11">t</text:span><text:span text:style-name="T8">ware e</text:span><text:span text:style-name="T16"> </text:span><text:span text:style-name="T11">li</text:span><text:span text:style-name="T8">nguagens; </text:span><text:span text:style-name="T11">E</text:span><text:span text:style-name="T8">s</text:span><text:span text:style-name="T11">t</text:span><text:span text:style-name="T8">ru</text:span><text:span text:style-name="T11">t</text:span><text:span text:style-name="T8">uras de</text:span><text:span text:style-name="T16"> </text:span><text:span text:style-name="T8">Dad</text:span><text:span text:style-name="T28">o</text:span><text:span text:style-name="T8">s C</text:span><text:span text:style-name="T16">o</text:span><text:span text:style-name="T18">m</text:span><text:span text:style-name="T8">p</text:span><text:span text:style-name="T16">l</text:span><text:span text:style-name="T8">exas;</text:span></text:p>
      <text:p text:style-name="P2"><text:span text:style-name="T11">Li</text:span><text:span text:style-name="T8">nguagens</text:span><text:span text:style-name="T13"> </text:span><text:span text:style-name="T8">de Progra</text:span><text:span text:style-name="T11">m</text:span><text:span text:style-name="T8">ação.</text:span></text:p>
      <text:p text:style-name="P6"/>
      <text:p text:style-name="P2"><text:span text:style-name="T12">F</text:span><text:span text:style-name="T10">o</text:span><text:span text:style-name="T19">r</text:span><text:span text:style-name="T14">m</text:span><text:span text:style-name="T10">ação:</text:span></text:p>
      <text:p text:style-name="P2"><text:span text:style-name="T8">Cu</text:span><text:span text:style-name="T28">r</text:span><text:span text:style-name="T8">so de</text:span><text:span text:style-name="T16"> </text:span><text:span text:style-name="T11">L</text:span><text:span text:style-name="T8">óg</text:span><text:span text:style-name="T11">i</text:span><text:span text:style-name="T8">ca</text:span><text:span text:style-name="T16"> </text:span><text:span text:style-name="T8">de Progra</text:span><text:span text:style-name="T11">m</text:span><text:span text:style-name="T8">a</text:span><text:span text:style-name="T16">ç</text:span><text:span text:style-name="T8">ão.</text:span></text:p>
      <text:p text:style-name="P20"><text:span text:style-name="T8">Cu</text:span><text:span text:style-name="T28">r</text:span><text:span text:style-name="T8">so de</text:span><text:span text:style-name="T36"> </text:span><text:span text:style-name="T8">A</text:span><text:span text:style-name="T11">s</text:span><text:span text:style-name="T8">s</text:span><text:span text:style-name="T11">i</text:span><text:span text:style-name="T8">s</text:span><text:span text:style-name="T11">t</text:span><text:span text:style-name="T8">ên</text:span><text:span text:style-name="T16">c</text:span><text:span text:style-name="T11">i</text:span><text:span text:style-name="T8">a</text:span><text:span text:style-name="T40"> </text:span><text:span text:style-name="T11">T</text:span><text:span text:style-name="T16">é</text:span><text:span text:style-name="T8">cn</text:span><text:span text:style-name="T11">i</text:span><text:span text:style-name="T8">ca</text:span><text:span text:style-name="T16"> </text:span><text:span text:style-name="T8">em</text:span><text:span text:style-name="T11"> </text:span><text:span text:style-name="T8">M</text:span><text:span text:style-name="T11">i</text:span><text:span text:style-name="T8">croc</text:span><text:span text:style-name="T13">o</text:span><text:span text:style-name="T11">m</text:span><text:span text:style-name="T8">pu</text:span><text:span text:style-name="T11">t</text:span><text:span text:style-name="T8">ado</text:span><text:span text:style-name="T13">r</text:span><text:span text:style-name="T8">es. Cu</text:span><text:span text:style-name="T28">r</text:span><text:span text:style-name="T8">so de</text:span><text:span text:style-name="T40"> </text:span><text:span text:style-name="T41">W</text:span><text:span text:style-name="T8">eb Des</text:span><text:span text:style-name="T11">i</text:span><text:span text:style-name="T8">gn.</text:span></text:p>
      <text:p text:style-name="P21"><text:span text:style-name="T8">Cu</text:span><text:span text:style-name="T28">r</text:span><text:span text:style-name="T8">so e</text:span><text:span text:style-name="T40"> </text:span><text:span text:style-name="T42">T</text:span><text:span text:style-name="T8">r</text:span><text:span text:style-name="T16">e</text:span><text:span text:style-name="T11">i</text:span><text:span text:style-name="T8">n</text:span><text:span text:style-name="T16">a</text:span><text:span text:style-name="T18">m</text:span><text:span text:style-name="T8">e</text:span><text:span text:style-name="T13">n</text:span><text:span text:style-name="T11">t</text:span><text:span text:style-name="T8">o de</text:span><text:span text:style-name="T16"> </text:span><text:span text:style-name="T11">D</text:span><text:span text:style-name="T8">esenvo</text:span><text:span text:style-name="T11">l</text:span><text:span text:style-name="T13">v</text:span><text:span text:style-name="T11">im</text:span><text:span text:style-name="T8">en</text:span><text:span text:style-name="T11">t</text:span><text:span text:style-name="T8">o</text:span><text:span text:style-name="T28"> </text:span><text:span text:style-name="T38">W</text:span><text:span text:style-name="T8">eb</text:span><text:span text:style-name="T13"> </text:span><text:span text:style-name="T8">com</text:span><text:span text:style-name="T11"> </text:span><text:span text:style-name="T8">PHP</text:span><text:span text:style-name="T42"> </text:span><text:span text:style-name="T8">- O</text:span><text:span text:style-name="T11">lim</text:span><text:span text:style-name="T8">p</text:span><text:span text:style-name="T16">í</text:span><text:span text:style-name="T8">ada do Conh</text:span><text:span text:style-name="T11">e</text:span><text:span text:style-name="T16">c</text:span><text:span text:style-name="T11">im</text:span><text:span text:style-name="T8">e</text:span><text:span text:style-name="T13">n</text:span><text:span text:style-name="T11">t</text:span><text:span text:style-name="T8">o S</text:span><text:span text:style-name="T11">EN</text:span><text:span text:style-name="T8">AI. Par</text:span><text:span text:style-name="T11">ti</text:span><text:span text:style-name="T16">c</text:span><text:span text:style-name="T11">i</text:span><text:span text:style-name="T8">pação</text:span><text:span text:style-name="T13"> </text:span><text:span text:style-name="T8">de Curs</text:span><text:span text:style-name="T28">o</text:span><text:span text:style-name="T8">s On</text:span><text:span text:style-name="T11">li</text:span><text:span text:style-name="T8">ne</text:span><text:span text:style-name="T16"> </text:span><text:span text:style-name="T8">de Desenvo</text:span><text:span text:style-name="T11">l</text:span><text:span text:style-name="T8">v</text:span><text:span text:style-name="T16">i</text:span><text:span text:style-name="T11">m</text:span><text:span text:style-name="T8">en</text:span><text:span text:style-name="T11">t</text:span><text:span text:style-name="T8">o</text:span><text:span text:style-name="T30"> </text:span><text:span text:style-name="T41">W</text:span><text:span text:style-name="T8">eb c</text:span><text:span text:style-name="T13">o</text:span><text:span text:style-name="T8">m</text:span><text:span text:style-name="T11"> P</text:span><text:span text:style-name="T8">H</text:span><text:span text:style-name="T43">P</text:span><text:span text:style-name="T8">.</text:span></text:p>
      <text:p text:style-name="P2"><text:span text:style-name="T8">2o </text:span><text:span text:style-name="T11">L</text:span><text:span text:style-name="T8">ugar na</text:span><text:span text:style-name="T16"> </text:span><text:span text:style-name="T8">O</text:span><text:span text:style-name="T11">lim</text:span><text:span text:style-name="T8">p</text:span><text:span text:style-name="T11">í</text:span><text:span text:style-name="T8">a</text:span><text:span text:style-name="T13">d</text:span><text:span text:style-name="T8">a do Conh</text:span><text:span text:style-name="T11">e</text:span><text:span text:style-name="T8">c</text:span><text:span text:style-name="T16">i</text:span><text:span text:style-name="T11">m</text:span><text:span text:style-name="T8">en</text:span><text:span text:style-name="T11">t</text:span><text:span text:style-name="T8">o</text:span><text:span text:style-name="T13"> </text:span><text:span text:style-name="T8">S</text:span><text:span text:style-name="T11">EN</text:span><text:span text:style-name="T8">AI - Fase </text:span><text:span text:style-name="T11">E</text:span><text:span text:style-name="T8">s</text:span><text:span text:style-name="T11">t</text:span><text:span text:style-name="T8">ad</text:span><text:span text:style-name="T13">u</text:span><text:span text:style-name="T8">a</text:span><text:span text:style-name="T11">l</text:span><text:span text:style-name="T8">. Desenvo</text:span><text:span text:style-name="T11">l</text:span><text:span text:style-name="T8">v</text:span><text:span text:style-name="T16">i</text:span><text:span text:style-name="T11">m</text:span><text:span text:style-name="T8">en</text:span><text:span text:style-name="T11">t</text:span><text:span text:style-name="T8">o</text:span></text:p>
      <text:p text:style-name="P22"><text:span text:style-name="T38">W</text:span><text:span text:style-name="T8">eb</text:span><text:span text:style-name="T11">/</text:span><text:span text:style-name="T8">Progr</text:span><text:span text:style-name="T16">a</text:span><text:span text:style-name="T11">m</text:span><text:span text:style-name="T8">a</text:span><text:span text:style-name="T16">ç</text:span><text:span text:style-name="T8">ão para</text:span><text:span text:style-name="T40"> </text:span><text:span text:style-name="T41">W</text:span><text:span text:style-name="T8">eb</text:span><text:span text:style-name="T11">/</text:span><text:span text:style-name="T41">W</text:span><text:span text:style-name="T8">eb Des</text:span><text:span text:style-name="T11">i</text:span><text:span text:style-name="T8">gn</text:span><text:span text:style-name="T16">/</text:span><text:span text:style-name="T38">W</text:span><text:span text:style-name="T8">e</text:span><text:span text:style-name="T13">b</text:span><text:span text:style-name="T18">m</text:span><text:span text:style-name="T8">as</text:span><text:span text:style-name="T16">t</text:span><text:span text:style-name="T8">e</text:span><text:span text:style-name="T20">r</text:span><text:span text:style-name="T8">. </text:span><text:span text:style-name="T11">E</text:span><text:span text:style-name="T8">ns</text:span><text:span text:style-name="T11">i</text:span><text:span text:style-name="T8">no Méd</text:span><text:span text:style-name="T11">i</text:span><text:span text:style-name="T8">o – Con</text:span><text:span text:style-name="T11">cl</text:span><text:span text:style-name="T13">u</text:span><text:span text:style-name="T11">í</text:span><text:span text:style-name="T8">do.</text:span></text:p>
      <text:p text:style-name="P6"/>
      <text:p text:style-name="P2"><text:span text:style-name="T12">A</text:span><text:span text:style-name="T10">t</text:span><text:span text:style-name="T12">i</text:span><text:span text:style-name="T14">v</text:span><text:span text:style-name="T12">i</text:span><text:span text:style-name="T10">dades </text:span><text:span text:style-name="T12">P</text:span><text:span text:style-name="T10">e</text:span><text:span text:style-name="T12">s</text:span><text:span text:style-name="T10">soa</text:span><text:span text:style-name="T12">i</text:span><text:span text:style-name="T10">s</text:span><text:span text:style-name="T17">/</text:span><text:span text:style-name="T12">H</text:span><text:span text:style-name="T10">obb</text:span><text:span text:style-name="T12">i</text:span><text:span text:style-name="T10">es:</text:span></text:p>
      <text:p text:style-name="P23"><text:span text:style-name="T8">D</text:span><text:span text:style-name="T18">e</text:span><text:span text:style-name="T8">senvo</text:span><text:span text:style-name="T11">l</text:span><text:span text:style-name="T13">v</text:span><text:span text:style-name="T16">i</text:span><text:span text:style-name="T18">m</text:span><text:span text:style-name="T8">e</text:span><text:span text:style-name="T13">n</text:span><text:span text:style-name="T11">t</text:span><text:span text:style-name="T8">o de progr</text:span><text:span text:style-name="T16">a</text:span><text:span text:style-name="T11">m</text:span><text:span text:style-name="T8">as para so</text:span><text:span text:style-name="T11">l</text:span><text:span text:style-name="T8">uções</text:span><text:span text:style-name="T13"> </text:span><text:span text:style-name="T8">de Prob</text:span><text:span text:style-name="T11">l</text:span><text:span text:style-name="T16">e</text:span><text:span text:style-name="T18">m</text:span><text:span text:style-name="T8">as de</text:span><text:span text:style-name="T16"> </text:span><text:span text:style-name="T8">Co</text:span><text:span text:style-name="T11">m</text:span><text:span text:style-name="T8">pe</text:span><text:span text:style-name="T11">t</text:span><text:span text:style-name="T16">i</text:span><text:span text:style-name="T8">ções de Progr</text:span><text:span text:style-name="T16">a</text:span><text:span text:style-name="T18">m</text:span><text:span text:style-name="T16">a</text:span><text:span text:style-name="T8">ção e ef</text:span><text:span text:style-name="T11">i</text:span><text:span text:style-name="T8">c</text:span><text:span text:style-name="T16">i</text:span><text:span text:style-name="T8">ênc</text:span><text:span text:style-name="T16">i</text:span><text:span text:style-name="T8">a de a</text:span><text:span text:style-name="T11">l</text:span><text:span text:style-name="T8">go</text:span><text:span text:style-name="T13">r</text:span><text:span text:style-name="T11">i</text:span><text:span text:style-name="T16">t</text:span><text:span text:style-name="T18">m</text:span><text:span text:style-name="T8">os;</text:span></text:p>
      <text:p text:style-name="P24"><text:span text:style-name="T8">D</text:span><text:span text:style-name="T18">e</text:span><text:span text:style-name="T8">senvo</text:span><text:span text:style-name="T11">l</text:span><text:span text:style-name="T13">v</text:span><text:span text:style-name="T16">i</text:span><text:span text:style-name="T18">m</text:span><text:span text:style-name="T8">e</text:span><text:span text:style-name="T13">n</text:span><text:span text:style-name="T11">t</text:span><text:span text:style-name="T8">o de có</text:span><text:span text:style-name="T13">d</text:span><text:span text:style-name="T11">i</text:span><text:span text:style-name="T8">gos pe</text:span><text:span text:style-name="T11">s</text:span><text:span text:style-name="T8">soa</text:span><text:span text:style-name="T11">i</text:span><text:span text:style-name="T8">s,</text:span><text:span text:style-name="T13"> </text:span><text:span text:style-name="T8">e de reso</text:span><text:span text:style-name="T11">l</text:span><text:span text:style-name="T8">ução</text:span><text:span text:style-name="T13"> </text:span><text:span text:style-name="T8">de prob</text:span><text:span text:style-name="T11">l</text:span><text:span text:style-name="T16">e</text:span><text:span text:style-name="T18">m</text:span><text:span text:style-name="T8">as</text:span><text:span text:style-name="T13"> </text:span><text:span text:style-name="T8">co</text:span><text:span text:style-name="T11">m</text:span><text:span text:style-name="T8">pu</text:span><text:span text:style-name="T16">t</text:span><text:span text:style-name="T8">ac</text:span><text:span text:style-name="T11">i</text:span><text:span text:style-name="T8">on</text:span><text:span text:style-name="T16">a</text:span><text:span text:style-name="T11">i</text:span><text:span text:style-name="T8">s, em</text:span><text:span text:style-name="T11"> </text:span><text:span text:style-name="T16">l</text:span><text:span text:style-name="T11">i</text:span><text:span text:style-name="T8">nguag</text:span><text:span text:style-name="T16">e</text:span><text:span text:style-name="T8">m de ba</text:span><text:span text:style-name="T11">i</text:span><text:span text:style-name="T8">xo</text:span><text:span text:style-name="T13"> </text:span><text:span text:style-name="T8">n</text:span><text:span text:style-name="T11">í</text:span><text:span text:style-name="T8">vel</text:span><text:span text:style-name="T36"> </text:span><text:span text:style-name="T11">A</text:span><text:span text:style-name="T8">sse</text:span><text:span text:style-name="T11">m</text:span><text:span text:style-name="T8">b</text:span><text:span text:style-name="T32">l</text:span><text:span text:style-name="T8">y</text:span><text:span text:style-name="T28"> </text:span><text:span text:style-name="T8">para as arqu</text:span><text:span text:style-name="T16">i</text:span><text:span text:style-name="T11">t</text:span><text:span text:style-name="T8">e</text:span><text:span text:style-name="T11">t</text:span><text:span text:style-name="T8">uras</text:span><text:span text:style-name="T13"> </text:span><text:span text:style-name="T8">de 32</text:span><text:span text:style-name="T11">/</text:span><text:span text:style-name="T8">32-64 b</text:span><text:span text:style-name="T11">it</text:span><text:span text:style-name="T8">s;</text:span></text:p>
      <text:p text:style-name="P25"><text:span text:style-name="T8">D</text:span><text:span text:style-name="T18">e</text:span><text:span text:style-name="T8">senvo</text:span><text:span text:style-name="T11">l</text:span><text:span text:style-name="T13">v</text:span><text:span text:style-name="T16">i</text:span><text:span text:style-name="T18">m</text:span><text:span text:style-name="T8">e</text:span><text:span text:style-name="T13">n</text:span><text:span text:style-name="T11">t</text:span><text:span text:style-name="T8">o de progr</text:span><text:span text:style-name="T16">a</text:span><text:span text:style-name="T11">m</text:span><text:span text:style-name="T8">as </text:span><text:span text:style-name="T16">e</text:span><text:span text:style-name="T8">m</text:span><text:span text:style-name="T11"> </text:span><text:span text:style-name="T8">C e </text:span><text:span text:style-name="T28">C</text:span><text:span text:style-name="T8">++ </text:span><text:span text:style-name="T11">t</text:span><text:span text:style-name="T8">endo</text:span><text:span text:style-name="T13"> </text:span><text:span text:style-name="T11">i</text:span><text:span text:style-name="T8">n</text:span><text:span text:style-name="T11">t</text:span><text:span text:style-name="T8">er</text:span><text:span text:style-name="T16">a</text:span><text:span text:style-name="T8">ção c</text:span><text:span text:style-name="T13">o</text:span><text:span text:style-name="T8">m</text:span><text:span text:style-name="T11"> </text:span><text:span text:style-name="T8">a </text:span><text:span text:style-name="T11">Li</text:span><text:span text:style-name="T8">ng</text:span><text:span text:style-name="T13">u</text:span><text:span text:style-name="T8">ag</text:span><text:span text:style-name="T16">e</text:span><text:span text:style-name="T8">m</text:span><text:span text:style-name="T31"> </text:span><text:span text:style-name="T8">A</text:span><text:span text:style-name="T11">s</text:span><text:span text:style-name="T8">s</text:span><text:span text:style-name="T16">e</text:span><text:span text:style-name="T18">m</text:span><text:span text:style-name="T8">b</text:span><text:span text:style-name="T32">l</text:span><text:span text:style-name="T8">y</text:span><text:span text:style-name="T28"> </text:span><text:span text:style-name="T8">para ob</text:span><text:span text:style-name="T11">t</text:span><text:span text:style-name="T8">enção</text:span><text:span text:style-name="T13"> </text:span><text:span text:style-name="T8">de </text:span><text:span text:style-name="T11">m</text:span><text:span text:style-name="T8">a</text:span><text:span text:style-name="T16">i</text:span><text:span text:style-name="T8">ores dese</text:span><text:span text:style-name="T11">m</text:span><text:span text:style-name="T8">penho</text:span><text:span text:style-name="T13"> </text:span><text:span text:style-name="T8">de cód</text:span><text:span text:style-name="T11">i</text:span><text:span text:style-name="T8">go;</text:span></text:p>
      <text:p text:style-name="P2"><text:span text:style-name="T8">D</text:span><text:span text:style-name="T18">e</text:span><text:span text:style-name="T8">senvo</text:span><text:span text:style-name="T11">l</text:span><text:span text:style-name="T13">v</text:span><text:span text:style-name="T16">i</text:span><text:span text:style-name="T18">m</text:span><text:span text:style-name="T8">e</text:span><text:span text:style-name="T13">n</text:span><text:span text:style-name="T11">t</text:span><text:span text:style-name="T8">o de progr</text:span><text:span text:style-name="T16">a</text:span><text:span text:style-name="T11">m</text:span><text:span text:style-name="T8">as para à</text:span><text:span text:style-name="T16"> </text:span><text:span text:style-name="T8">au</text:span><text:span text:style-name="T11">t</text:span><text:span text:style-name="T13">o</text:span><text:span text:style-name="T18">m</text:span><text:span text:style-name="T16">a</text:span><text:span text:style-name="T11">ti</text:span><text:span text:style-name="T16">z</text:span><text:span text:style-name="T8">ação</text:span><text:span text:style-name="T13"> </text:span><text:span text:style-name="T8">de </text:span><text:span text:style-name="T11">t</text:span><text:span text:style-name="T8">arefas</text:span><text:span text:style-name="T13"> </text:span><text:span text:style-name="T8">em</text:span><text:span text:style-name="T11"> </text:span><text:span text:style-name="T16">a</text:span><text:span text:style-name="T18">m</text:span><text:span text:style-name="T13">b</text:span><text:span text:style-name="T11">i</text:span><text:span text:style-name="T8">en</text:span><text:span text:style-name="T11">t</text:span><text:span text:style-name="T8">es</text:span><text:span text:style-name="T13"> </text:span><text:span text:style-name="T11">Li</text:span><text:span text:style-name="T8">nux </text:span><text:span text:style-name="T16">e</text:span><text:span text:style-name="T8">m</text:span><text:span text:style-name="T11"> </text:span><text:span text:style-name="T13">P</text:span><text:span text:style-name="T30">y</text:span><text:span text:style-name="T11">t</text:span><text:span text:style-name="T8">hon</text:span><text:span text:style-name="T13"> </text:span><text:span text:style-name="T8">e</text:span></text:p>
      <text:p text:style-name="P2"><text:span text:style-name="T8">She</text:span><text:span text:style-name="T11">l</text:span><text:span text:style-name="T8">l</text:span><text:span text:style-name="T11"> </text:span><text:span text:style-name="T8">scr</text:span><text:span text:style-name="T11">i</text:span><text:span text:style-name="T13">p</text:span><text:span text:style-name="T11">t</text:span><text:span text:style-name="T8">;</text:span></text:p>
      <text:p text:style-name="P26"><text:span text:style-name="T8">D</text:span><text:span text:style-name="T18">e</text:span><text:span text:style-name="T8">senvo</text:span><text:span text:style-name="T11">l</text:span><text:span text:style-name="T13">v</text:span><text:span text:style-name="T16">i</text:span><text:span text:style-name="T18">m</text:span><text:span text:style-name="T8">e</text:span><text:span text:style-name="T13">n</text:span><text:span text:style-name="T11">t</text:span><text:span text:style-name="T8">o de progr</text:span><text:span text:style-name="T16">a</text:span><text:span text:style-name="T11">m</text:span><text:span text:style-name="T8">as </text:span><text:span text:style-name="T11">i</text:span><text:span text:style-name="T8">n</text:span><text:span text:style-name="T11">t</text:span><text:span text:style-name="T8">e</text:span><text:span text:style-name="T13">r</text:span><text:span text:style-name="T8">a</text:span><text:span text:style-name="T11">ti</text:span><text:span text:style-name="T8">vos c</text:span><text:span text:style-name="T13">o</text:span><text:span text:style-name="T8">m</text:span><text:span text:style-name="T11"> </text:span><text:span text:style-name="T8">as b</text:span><text:span text:style-name="T11">i</text:span><text:span text:style-name="T8">b</text:span><text:span text:style-name="T11">li</text:span><text:span text:style-name="T13">o</text:span><text:span text:style-name="T11">t</text:span><text:span text:style-name="T8">e</text:span><text:span text:style-name="T16">c</text:span><text:span text:style-name="T8">as do </text:span><text:span text:style-name="T11">Li</text:span><text:span text:style-name="T8">nux </text:span><text:span text:style-name="T16">e</text:span><text:span text:style-name="T8">m</text:span><text:span text:style-name="T11"> </text:span><text:span text:style-name="T8">C e C++, para uso pe</text:span><text:span text:style-name="T11">s</text:span><text:span text:style-name="T8">soa</text:span><text:span text:style-name="T16">l</text:span><text:span text:style-name="T8">;</text:span></text:p>
      <text:p text:style-name="P27"><text:span text:style-name="T8">D</text:span><text:span text:style-name="T18">e</text:span><text:span text:style-name="T8">senvo</text:span><text:span text:style-name="T11">l</text:span><text:span text:style-name="T13">v</text:span><text:span text:style-name="T16">i</text:span><text:span text:style-name="T18">m</text:span><text:span text:style-name="T8">e</text:span><text:span text:style-name="T13">n</text:span><text:span text:style-name="T11">t</text:span><text:span text:style-name="T8">o de </text:span><text:span text:style-name="T11">m</text:span><text:span text:style-name="T16">a</text:span><text:span text:style-name="T8">cros e b</text:span><text:span text:style-name="T11">i</text:span><text:span text:style-name="T8">b</text:span><text:span text:style-name="T16">l</text:span><text:span text:style-name="T11">i</text:span><text:span text:style-name="T8">o</text:span><text:span text:style-name="T11">t</text:span><text:span text:style-name="T16">e</text:span><text:span text:style-name="T8">cas </text:span><text:span text:style-name="T16">e</text:span><text:span text:style-name="T8">m</text:span><text:span text:style-name="T11"> li</text:span><text:span text:style-name="T8">nguag</text:span><text:span text:style-name="T16">e</text:span><text:span text:style-name="T8">m</text:span><text:span text:style-name="T31"> </text:span><text:span text:style-name="T8">A</text:span><text:span text:style-name="T11">s</text:span><text:span text:style-name="T8">s</text:span><text:span text:style-name="T16">e</text:span><text:span text:style-name="T18">m</text:span><text:span text:style-name="T13">b</text:span><text:span text:style-name="T16">l</text:span><text:span text:style-name="T8">y</text:span><text:span text:style-name="T28"> </text:span><text:span text:style-name="T8">para</text:span><text:span text:style-name="T16"> </text:span><text:span text:style-name="T8">as arqu</text:span><text:span text:style-name="T11">it</text:span><text:span text:style-name="T16">e</text:span><text:span text:style-name="T11">t</text:span><text:span text:style-name="T8">uras de 32</text:span><text:span text:style-name="T11">/</text:span><text:span text:style-name="T8">32</text:span><text:span text:style-name="T13">-</text:span><text:span text:style-name="T8">64 b</text:span><text:span text:style-name="T11">it</text:span><text:span text:style-name="T8">s para</text:span><text:span text:style-name="T16"> </text:span><text:span text:style-name="T8">ob</text:span><text:span text:style-name="T11">t</text:span><text:span text:style-name="T8">enção</text:span><text:span text:style-name="T13"> </text:span><text:span text:style-name="T8">de </text:span><text:span text:style-name="T11">m</text:span><text:span text:style-name="T8">a</text:span><text:span text:style-name="T11">i</text:span><text:span text:style-name="T8">or</text:span><text:span text:style-name="T13"> </text:span><text:span text:style-name="T8">dese</text:span><text:span text:style-name="T11">m</text:span><text:span text:style-name="T8">penho</text:span><text:span text:style-name="T13"> </text:span><text:span text:style-name="T8">em</text:span><text:span text:style-name="T11"> </text:span><text:span text:style-name="T8">exec</text:span><text:span text:style-name="T13">u</text:span><text:span text:style-name="T8">ção;</text:span></text:p>
      <text:p text:style-name="P2"><text:span text:style-name="T8">O</text:span><text:span text:style-name="T11">timi</text:span><text:span text:style-name="T16">z</text:span><text:span text:style-name="T8">ação</text:span><text:span text:style-name="T13"> </text:span><text:span text:style-name="T8">de cód</text:span><text:span text:style-name="T11">i</text:span><text:span text:style-name="T8">gos de</text:span><text:span text:style-name="T16"> </text:span><text:span text:style-name="T8">funções escr</text:span><text:span text:style-name="T11">it</text:span><text:span text:style-name="T8">as </text:span><text:span text:style-name="T16">e</text:span><text:span text:style-name="T8">m</text:span><text:span text:style-name="T11"> li</text:span><text:span text:style-name="T8">ngua</text:span><text:span text:style-name="T13">g</text:span><text:span text:style-name="T16">e</text:span><text:span text:style-name="T8">m</text:span><text:span text:style-name="T31"> </text:span><text:span text:style-name="T11">A</text:span><text:span text:style-name="T8">sse</text:span><text:span text:style-name="T11">m</text:span><text:span text:style-name="T8">b</text:span><text:span text:style-name="T32">l</text:span><text:span text:style-name="T30">y</text:span><text:span text:style-name="T8">;</text:span></text:p>
      <text:p text:style-name="P28"><text:span text:style-name="T8">Conv</text:span><text:span text:style-name="T11">e</text:span><text:span text:style-name="T8">rsão de cód</text:span><text:span text:style-name="T11">i</text:span><text:span text:style-name="T8">go</text:span><text:span text:style-name="T13"> </text:span><text:span text:style-name="T8">de a</text:span><text:span text:style-name="T11">lt</text:span><text:span text:style-name="T8">o</text:span><text:span text:style-name="T13"> </text:span><text:span text:style-name="T8">n</text:span><text:span text:style-name="T11">í</text:span><text:span text:style-name="T8">vel</text:span><text:span text:style-name="T16"> </text:span><text:span text:style-name="T8">para cód</text:span><text:span text:style-name="T11">i</text:span><text:span text:style-name="T8">go</text:span><text:span text:style-name="T44"> </text:span><text:span text:style-name="T8">A</text:span><text:span text:style-name="T11">s</text:span><text:span text:style-name="T8">s</text:span><text:span text:style-name="T16">e</text:span><text:span text:style-name="T18">m</text:span><text:span text:style-name="T13">b</text:span><text:span text:style-name="T16">l</text:span><text:span text:style-name="T8">y</text:span><text:span text:style-name="T28"> </text:span><text:span text:style-name="T8">para</text:span><text:span text:style-name="T16"> </text:span><text:span text:style-name="T8">ob</text:span><text:span text:style-name="T11">t</text:span><text:span text:style-name="T8">enção</text:span><text:span text:style-name="T13"> </text:span><text:span text:style-name="T8">de </text:span><text:span text:style-name="T11">m</text:span><text:span text:style-name="T8">a</text:span><text:span text:style-name="T11">i</text:span><text:span text:style-name="T8">or</text:span><text:span text:style-name="T13"> </text:span><text:span text:style-name="T8">dese</text:span><text:span text:style-name="T11">m</text:span><text:span text:style-name="T8">penho</text:span><text:span text:style-name="T13"> </text:span><text:span text:style-name="T8">em execu</text:span><text:span text:style-name="T16">ç</text:span><text:span text:style-name="T8">ão;</text:span></text:p>
      <text:p text:style-name="P2"><text:span text:style-name="T8">Con</text:span><text:span text:style-name="T11">tí</text:span><text:span text:style-name="T8">nuo es</text:span><text:span text:style-name="T11">t</text:span><text:span text:style-name="T8">udo</text:span><text:span text:style-name="T13"> </text:span><text:span text:style-name="T8">e </text:span><text:span text:style-name="T16">i</text:span><text:span text:style-name="T18">m</text:span><text:span text:style-name="T8">p</text:span><text:span text:style-name="T16">le</text:span><text:span text:style-name="T18">m</text:span><text:span text:style-name="T8">e</text:span><text:span text:style-name="T13">n</text:span><text:span text:style-name="T11">t</text:span><text:span text:style-name="T8">ação</text:span><text:span text:style-name="T13"> </text:span><text:span text:style-name="T8">de es</text:span><text:span text:style-name="T11">t</text:span><text:span text:style-name="T8">ru</text:span><text:span text:style-name="T11">t</text:span><text:span text:style-name="T8">uras</text:span><text:span text:style-name="T13"> </text:span><text:span text:style-name="T8">de dados co</text:span><text:span text:style-name="T11">m</text:span><text:span text:style-name="T8">p</text:span><text:span text:style-name="T11">l</text:span><text:span text:style-name="T8">e</text:span><text:span text:style-name="T13">x</text:span><text:span text:style-name="T8">as em</text:span><text:span text:style-name="T11"> </text:span><text:span text:style-name="T8">d</text:span><text:span text:style-name="T11">i</text:span><text:span text:style-name="T13">f</text:span><text:span text:style-name="T8">eren</text:span><text:span text:style-name="T11">t</text:span><text:span text:style-name="T8">es</text:span><text:span text:style-name="T13"> </text:span><text:span text:style-name="T11">li</text:span><text:span text:style-name="T8">nguagens.</text:span></text:p>
      <text:p text:style-name="P6"/>
      <text:p text:style-name="P2"><text:span text:style-name="T10">E</text:span><text:span text:style-name="T27">x</text:span><text:span text:style-name="T10">p</text:span><text:span text:style-name="T17">e</text:span><text:span text:style-name="T10">r</text:span><text:span text:style-name="T12">i</text:span><text:span text:style-name="T10">ênc</text:span><text:span text:style-name="T12">i</text:span><text:span text:style-name="T10">a</text:span><text:span text:style-name="T14"> </text:span><text:span text:style-name="T12">P</text:span><text:span text:style-name="T39">r</text:span><text:span text:style-name="T27">o</text:span><text:span text:style-name="T14">f</text:span><text:span text:style-name="T12">i</text:span><text:span text:style-name="T10">ss</text:span><text:span text:style-name="T12">i</text:span><text:span text:style-name="T10">ona</text:span><text:span text:style-name="T12">l</text:span><text:span text:style-name="T10">:</text:span></text:p>
      <text:p text:style-name="P2"><text:span text:style-name="T8">Se</text:span><text:span text:style-name="T25">r</text:span><text:span text:style-name="T8">g</text:span><text:span text:style-name="T11">i</text:span><text:span text:style-name="T13">p</text:span><text:span text:style-name="T8">e Info</text:span><text:span text:style-name="T13">r</text:span><text:span text:style-name="T18">m</text:span><text:span text:style-name="T16">á</text:span><text:span text:style-name="T11">ti</text:span><text:span text:style-name="T8">ca</text:span><text:span text:style-name="T16"> </text:span><text:span text:style-name="T8">- Pres</text:span><text:span text:style-name="T11">t</text:span><text:span text:style-name="T8">ador de Serv</text:span><text:span text:style-name="T11">i</text:span><text:span text:style-name="T8">ços</text:span><text:span text:style-name="T13"> </text:span><text:span text:style-name="T8">de D</text:span><text:span text:style-name="T18">e</text:span><text:span text:style-name="T8">senv</text:span><text:span text:style-name="T13">o</text:span><text:span text:style-name="T11">l</text:span><text:span text:style-name="T8">v</text:span><text:span text:style-name="T16">i</text:span><text:span text:style-name="T18">m</text:span><text:span text:style-name="T8">e</text:span><text:span text:style-name="T13">n</text:span><text:span text:style-name="T11">t</text:span><text:span text:style-name="T8">o</text:span><text:span text:style-name="T30"> </text:span><text:span text:style-name="T38">W</text:span><text:span text:style-name="T8">eb,</text:span><text:span text:style-name="T13"> </text:span><text:span text:style-name="T8">D</text:span><text:span text:style-name="T18">e</text:span><text:span text:style-name="T8">senv</text:span><text:span text:style-name="T13">o</text:span><text:span text:style-name="T11">l</text:span><text:span text:style-name="T8">vedor B</text:span><text:span text:style-name="T11">a</text:span><text:span text:style-name="T8">ck</text:span><text:span text:style-name="T13">-</text:span><text:span text:style-name="T11">E</text:span><text:span text:style-name="T8">nd de</text:span></text:p>
      <text:p text:style-name="P2"><text:span text:style-name="T8">S</text:span><text:span text:style-name="T11">i</text:span><text:span text:style-name="T8">s</text:span><text:span text:style-name="T11">t</text:span><text:span text:style-name="T8">e</text:span><text:span text:style-name="T11">m</text:span><text:span text:style-name="T8">as</text:span><text:span text:style-name="T30"> </text:span><text:span text:style-name="T38">W</text:span><text:span text:style-name="T8">eb</text:span><text:span text:style-name="T13"> </text:span><text:span text:style-name="T8">c</text:span><text:span text:style-name="T13">o</text:span><text:span text:style-name="T8">m</text:span><text:span text:style-name="T11"> P</text:span><text:span text:style-name="T8">HP</text:span><text:span text:style-name="T42"> </text:span><text:span text:style-name="T8">e </text:span><text:span text:style-name="T23">M</text:span><text:span text:style-name="T25">y</text:span><text:span text:style-name="T8">S</text:span><text:span text:style-name="T13">q</text:span><text:span text:style-name="T11">l</text:span><text:span text:style-name="T8">.</text:span></text:p>
      <text:p text:style-name="P2"><text:span text:style-name="T8">Mag</text:span><text:span text:style-name="T11">i</text:span><text:span text:style-name="T8">kal</text:span><text:span text:style-name="T16"> </text:span><text:span text:style-name="T8">D</text:span><text:span text:style-name="T18">e</text:span><text:span text:style-name="T8">s</text:span><text:span text:style-name="T11">i</text:span><text:span text:style-name="T8">gn</text:span><text:span text:style-name="T13"> </text:span><text:span text:style-name="T8">- </text:span><text:span text:style-name="T11">P</text:span><text:span text:style-name="T8">res</text:span><text:span text:style-name="T11">t</text:span><text:span text:style-name="T8">ador</text:span><text:span text:style-name="T13"> </text:span><text:span text:style-name="T8">de Serv</text:span><text:span text:style-name="T11">i</text:span><text:span text:style-name="T8">ços de</text:span><text:span text:style-name="T16"> </text:span><text:span text:style-name="T11">D</text:span><text:span text:style-name="T8">esenvo</text:span><text:span text:style-name="T11">l</text:span><text:span text:style-name="T13">v</text:span><text:span text:style-name="T11">im</text:span><text:span text:style-name="T8">en</text:span><text:span text:style-name="T11">t</text:span><text:span text:style-name="T8">o</text:span><text:span text:style-name="T44"> </text:span><text:span text:style-name="T8">Andro</text:span><text:span text:style-name="T11">i</text:span><text:span text:style-name="T8">d, Desenvo</text:span><text:span text:style-name="T11">l</text:span><text:span text:style-name="T8">vedor</text:span><text:span text:style-name="T13"> </text:span><text:span text:style-name="T8">B</text:span><text:span text:style-name="T11">a</text:span><text:span text:style-name="T8">ck-</text:span><text:span text:style-name="T11">E</text:span><text:span text:style-name="T8">nd</text:span><text:span text:style-name="T13"> </text:span><text:span text:style-name="T8">de</text:span></text:p>
      <text:p text:style-name="P2"><text:span text:style-name="T8">S</text:span><text:span text:style-name="T11">i</text:span><text:span text:style-name="T8">s</text:span><text:span text:style-name="T11">t</text:span><text:span text:style-name="T8">e</text:span><text:span text:style-name="T11">m</text:span><text:span text:style-name="T8">as</text:span><text:span text:style-name="T44"> </text:span><text:span text:style-name="T11">A</text:span><text:span text:style-name="T8">ndro</text:span><text:span text:style-name="T11">i</text:span><text:span text:style-name="T8">d</text:span><text:span text:style-name="T13"> </text:span><text:span text:style-name="T8">escr</text:span><text:span text:style-name="T11">it</text:span><text:span text:style-name="T8">os </text:span><text:span text:style-name="T16">e</text:span><text:span text:style-name="T8">m</text:span><text:span text:style-name="T11"> Li</text:span><text:span text:style-name="T8">nguag</text:span><text:span text:style-name="T16">e</text:span><text:span text:style-name="T8">m</text:span><text:span text:style-name="T11"> </text:span><text:span text:style-name="T8">Java.</text:span></text:p>
      <text:p text:style-name="P6"/>
      <text:p text:style-name="P29"><text:span text:style-name="T10">A</text:span><text:span text:style-name="T12">l</text:span><text:span text:style-name="T10">g</text:span><text:span text:style-name="T12">u</text:span><text:span text:style-name="T10">ns cód</text:span><text:span text:style-name="T12">i</text:span><text:span text:style-name="T10">gos escr</text:span><text:span text:style-name="T12">i</text:span><text:span text:style-name="T10">tos: </text:span><text:a xlink:type="simple" xlink:href="https://code.google.com/p/icarofreire/" text:style-name="Internet_20_link" text:visited-style-name="Visited_20_Internet_20_Link"><text:span text:style-name="T53">h</text:span></text:a><text:a xlink:type="simple" xlink:href="https://code.google.com/p/icarofreire/" text:style-name="Internet_20_link" text:visited-style-name="Visited_20_Internet_20_Link"><text:span text:style-name="T55">tt</text:span></text:a><text:a xlink:type="simple" xlink:href="https://code.google.com/p/icarofreire/" text:style-name="Internet_20_link" text:visited-style-name="Visited_20_Internet_20_Link"><text:span text:style-name="T53">ps</text:span></text:a><text:a xlink:type="simple" xlink:href="https://code.google.com/p/icarofreire/" text:style-name="Internet_20_link" text:visited-style-name="Visited_20_Internet_20_Link"><text:span text:style-name="T55">:</text:span></text:a><text:a xlink:type="simple" xlink:href="https://code.google.com/p/icarofreire/" text:style-name="Internet_20_link" text:visited-style-name="Visited_20_Internet_20_Link"><text:span text:style-name="T56">/</text:span></text:a><text:a xlink:type="simple" xlink:href="https://code.google.com/p/icarofreire/" text:style-name="Internet_20_link" text:visited-style-name="Visited_20_Internet_20_Link"><text:span text:style-name="T55">/</text:span></text:a><text:a xlink:type="simple" xlink:href="https://code.google.com/p/icarofreire/" text:style-name="Internet_20_link" text:visited-style-name="Visited_20_Internet_20_Link"><text:span text:style-name="T53">code.goog</text:span></text:a><text:a xlink:type="simple" xlink:href="https://code.google.com/p/icarofreire/" text:style-name="Internet_20_link" text:visited-style-name="Visited_20_Internet_20_Link"><text:span text:style-name="T56">l</text:span></text:a><text:a xlink:type="simple" xlink:href="https://code.google.com/p/icarofreire/" text:style-name="Internet_20_link" text:visited-style-name="Visited_20_Internet_20_Link"><text:span text:style-name="T53">e.c</text:span></text:a><text:a xlink:type="simple" xlink:href="https://code.google.com/p/icarofreire/" text:style-name="Internet_20_link" text:visited-style-name="Visited_20_Internet_20_Link"><text:span text:style-name="T57">o</text:span></text:a><text:a xlink:type="simple" xlink:href="https://code.google.com/p/icarofreire/" text:style-name="Internet_20_link" text:visited-style-name="Visited_20_Internet_20_Link"><text:span text:style-name="T58">m</text:span></text:a><text:a xlink:type="simple" xlink:href="https://code.google.com/p/icarofreire/" text:style-name="Internet_20_link" text:visited-style-name="Visited_20_Internet_20_Link"><text:span text:style-name="T56">/</text:span></text:a><text:a xlink:type="simple" xlink:href="https://code.google.com/p/icarofreire/" text:style-name="Internet_20_link" text:visited-style-name="Visited_20_Internet_20_Link"><text:span text:style-name="T53">p</text:span></text:a><text:a xlink:type="simple" xlink:href="https://code.google.com/p/icarofreire/" text:style-name="Internet_20_link" text:visited-style-name="Visited_20_Internet_20_Link"><text:span text:style-name="T55">/</text:span></text:a><text:a xlink:type="simple" xlink:href="https://code.google.com/p/icarofreire/" text:style-name="Internet_20_link" text:visited-style-name="Visited_20_Internet_20_Link"><text:span text:style-name="T56">i</text:span></text:a><text:a xlink:type="simple" xlink:href="https://code.google.com/p/icarofreire/" text:style-name="Internet_20_link" text:visited-style-name="Visited_20_Internet_20_Link"><text:span text:style-name="T53">carofre</text:span></text:a><text:a xlink:type="simple" xlink:href="https://code.google.com/p/icarofreire/" text:style-name="Internet_20_link" text:visited-style-name="Visited_20_Internet_20_Link"><text:span text:style-name="T55">i</text:span></text:a><text:a xlink:type="simple" xlink:href="https://code.google.com/p/icarofreire/" text:style-name="Internet_20_link" text:visited-style-name="Visited_20_Internet_20_Link"><text:span text:style-name="T57">r</text:span></text:a><text:a xlink:type="simple" xlink:href="https://code.google.com/p/icarofreire/" text:style-name="Internet_20_link" text:visited-style-name="Visited_20_Internet_20_Link"><text:span text:style-name="T53">e/</text:span></text:a><text:span text:style-name="T54"> </text:span><text:a xlink:type="simple" xlink:href="https://github.com/icarofreire" text:style-name="Internet_20_link" text:visited-style-name="Visited_20_Internet_20_Link"><text:span text:style-name="T53">h</text:span></text:a><text:a xlink:type="simple" xlink:href="https://github.com/icarofreire" text:style-name="Internet_20_link" text:visited-style-name="Visited_20_Internet_20_Link"><text:span text:style-name="T55">tt</text:span></text:a><text:a xlink:type="simple" xlink:href="https://github.com/icarofreire" text:style-name="Internet_20_link" text:visited-style-name="Visited_20_Internet_20_Link"><text:span text:style-name="T53">ps</text:span></text:a><text:a xlink:type="simple" xlink:href="https://github.com/icarofreire" text:style-name="Internet_20_link" text:visited-style-name="Visited_20_Internet_20_Link"><text:span text:style-name="T55">:</text:span></text:a><text:a xlink:type="simple" xlink:href="https://github.com/icarofreire" text:style-name="Internet_20_link" text:visited-style-name="Visited_20_Internet_20_Link"><text:span text:style-name="T56">/</text:span></text:a><text:a xlink:type="simple" xlink:href="https://github.com/icarofreire" text:style-name="Internet_20_link" text:visited-style-name="Visited_20_Internet_20_Link"><text:span text:style-name="T55">/</text:span></text:a><text:a xlink:type="simple" xlink:href="https://github.com/icarofreire" text:style-name="Internet_20_link" text:visited-style-name="Visited_20_Internet_20_Link"><text:span text:style-name="T53">g</text:span></text:a><text:a xlink:type="simple" xlink:href="https://github.com/icarofreire" text:style-name="Internet_20_link" text:visited-style-name="Visited_20_Internet_20_Link"><text:span text:style-name="T55">it</text:span></text:a><text:a xlink:type="simple" xlink:href="https://github.com/icarofreire" text:style-name="Internet_20_link" text:visited-style-name="Visited_20_Internet_20_Link"><text:span text:style-name="T53">hub</text:span></text:a><text:a xlink:type="simple" xlink:href="https://github.com/icarofreire" text:style-name="Internet_20_link" text:visited-style-name="Visited_20_Internet_20_Link"><text:span text:style-name="T57">.</text:span></text:a><text:a xlink:type="simple" xlink:href="https://github.com/icarofreire" text:style-name="Internet_20_link" text:visited-style-name="Visited_20_Internet_20_Link"><text:span text:style-name="T53">co</text:span></text:a><text:a xlink:type="simple" xlink:href="https://github.com/icarofreire" text:style-name="Internet_20_link" text:visited-style-name="Visited_20_Internet_20_Link"><text:span text:style-name="T55">m/</text:span></text:a><text:a xlink:type="simple" xlink:href="https://github.com/icarofreire" text:style-name="Internet_20_link" text:visited-style-name="Visited_20_Internet_20_Link"><text:span text:style-name="T56">i</text:span></text:a><text:a xlink:type="simple" xlink:href="https://github.com/icarofreire" text:style-name="Internet_20_link" text:visited-style-name="Visited_20_Internet_20_Link"><text:span text:style-name="T53">carofr</text:span></text:a><text:a xlink:type="simple" xlink:href="https://github.com/icarofreire" text:style-name="Internet_20_link" text:visited-style-name="Visited_20_Internet_20_Link"><text:span text:style-name="T56">e</text:span></text:a><text:a xlink:type="simple" xlink:href="https://github.com/icarofreire" text:style-name="Internet_20_link" text:visited-style-name="Visited_20_Internet_20_Link"><text:span text:style-name="T55">i</text:span></text:a><text:a xlink:type="simple" xlink:href="https://github.com/icarofreire" text:style-name="Internet_20_link" text:visited-style-name="Visited_20_Internet_20_Link"><text:span text:style-name="T53">re</text:span></text:a><text:span text:style-name="T54"> </text:span><text:a xlink:type="simple" xlink:href="https://gist.github.com/icarofreire" text:style-name="Internet_20_link" text:visited-style-name="Visited_20_Internet_20_Link"><text:span text:style-name="T53">h</text:span></text:a><text:a xlink:type="simple" xlink:href="https://gist.github.com/icarofreire" text:style-name="Internet_20_link" text:visited-style-name="Visited_20_Internet_20_Link"><text:span text:style-name="T55">tt</text:span></text:a><text:a xlink:type="simple" xlink:href="https://gist.github.com/icarofreire" text:style-name="Internet_20_link" text:visited-style-name="Visited_20_Internet_20_Link"><text:span text:style-name="T53">ps</text:span></text:a><text:a xlink:type="simple" xlink:href="https://gist.github.com/icarofreire" text:style-name="Internet_20_link" text:visited-style-name="Visited_20_Internet_20_Link"><text:span text:style-name="T55">:</text:span></text:a><text:a xlink:type="simple" xlink:href="https://gist.github.com/icarofreire" text:style-name="Internet_20_link" text:visited-style-name="Visited_20_Internet_20_Link"><text:span text:style-name="T56">/</text:span></text:a><text:a xlink:type="simple" xlink:href="https://gist.github.com/icarofreire" text:style-name="Internet_20_link" text:visited-style-name="Visited_20_Internet_20_Link"><text:span text:style-name="T55">/</text:span></text:a><text:a xlink:type="simple" xlink:href="https://gist.github.com/icarofreire" text:style-name="Internet_20_link" text:visited-style-name="Visited_20_Internet_20_Link"><text:span text:style-name="T53">g</text:span></text:a><text:a xlink:type="simple" xlink:href="https://gist.github.com/icarofreire" text:style-name="Internet_20_link" text:visited-style-name="Visited_20_Internet_20_Link"><text:span text:style-name="T55">i</text:span></text:a><text:a xlink:type="simple" xlink:href="https://gist.github.com/icarofreire" text:style-name="Internet_20_link" text:visited-style-name="Visited_20_Internet_20_Link"><text:span text:style-name="T53">s</text:span></text:a><text:a xlink:type="simple" xlink:href="https://gist.github.com/icarofreire" text:style-name="Internet_20_link" text:visited-style-name="Visited_20_Internet_20_Link"><text:span text:style-name="T55">t</text:span></text:a><text:a xlink:type="simple" xlink:href="https://gist.github.com/icarofreire" text:style-name="Internet_20_link" text:visited-style-name="Visited_20_Internet_20_Link"><text:span text:style-name="T53">.g</text:span></text:a><text:a xlink:type="simple" xlink:href="https://gist.github.com/icarofreire" text:style-name="Internet_20_link" text:visited-style-name="Visited_20_Internet_20_Link"><text:span text:style-name="T56">i</text:span></text:a><text:a xlink:type="simple" xlink:href="https://gist.github.com/icarofreire" text:style-name="Internet_20_link" text:visited-style-name="Visited_20_Internet_20_Link"><text:span text:style-name="T55">t</text:span></text:a><text:a xlink:type="simple" xlink:href="https://gist.github.com/icarofreire" text:style-name="Internet_20_link" text:visited-style-name="Visited_20_Internet_20_Link"><text:span text:style-name="T53">hub.c</text:span></text:a><text:a xlink:type="simple" xlink:href="https://gist.github.com/icarofreire" text:style-name="Internet_20_link" text:visited-style-name="Visited_20_Internet_20_Link"><text:span text:style-name="T57">o</text:span></text:a><text:a xlink:type="simple" xlink:href="https://gist.github.com/icarofreire" text:style-name="Internet_20_link" text:visited-style-name="Visited_20_Internet_20_Link"><text:span text:style-name="T58">m</text:span></text:a><text:a xlink:type="simple" xlink:href="https://gist.github.com/icarofreire" text:style-name="Internet_20_link" text:visited-style-name="Visited_20_Internet_20_Link"><text:span text:style-name="T56">/</text:span></text:a><text:a xlink:type="simple" xlink:href="https://gist.github.com/icarofreire" text:style-name="Internet_20_link" text:visited-style-name="Visited_20_Internet_20_Link"><text:span text:style-name="T55">i</text:span></text:a><text:a xlink:type="simple" xlink:href="https://gist.github.com/icarofreire" text:style-name="Internet_20_link" text:visited-style-name="Visited_20_Internet_20_Link"><text:span text:style-name="T53">carof</text:span></text:a><text:a xlink:type="simple" xlink:href="https://gist.github.com/icarofreire" text:style-name="Internet_20_link" text:visited-style-name="Visited_20_Internet_20_Link"><text:span text:style-name="T57">r</text:span></text:a><text:a xlink:type="simple" xlink:href="https://gist.github.com/icarofreire" text:style-name="Internet_20_link" text:visited-style-name="Visited_20_Internet_20_Link"><text:span text:style-name="T53">e</text:span></text:a><text:a xlink:type="simple" xlink:href="https://gist.github.com/icarofreire" text:style-name="Internet_20_link" text:visited-style-name="Visited_20_Internet_20_Link"><text:span text:style-name="T55">i</text:span></text:a><text:a xlink:type="simple" xlink:href="https://gist.github.com/icarofreire" text:style-name="Internet_20_link" text:visited-style-name="Visited_20_Internet_20_Link"><text:span text:style-name="T53">r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F" style:font-family-generic-asian="system" style:font-pitch-asian="variable" style:font-size-asian="14pt" style:font-style-asian="italic" style:font-weight-asian="bold" style:font-name-complex="F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loext:contextual-spacing="false" fo:keep-with-next="always"/>
      <style:text-properties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ize="13pt" fo:font-style="italic" fo:font-weight="bold" style:font-name-asian="F" style:font-family-generic-asian="system" style:font-pitch-asian="variable" style:font-size-asian="13pt" style:font-style-asian="italic" style:font-weight-asian="bold" style:font-name-complex="F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name-asian="F" style:font-family-generic-asian="system" style:font-pitch-asian="variable" style:font-size-asian="11pt" style:font-name-complex="F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F" style:font-family-generic-asian="system" style:font-pitch-asian="variable" style:font-size-asian="14pt" style:font-style-asian="italic" style:font-weight-asian="bold" style:font-name-complex="F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name-asian="F" style:font-family-generic-asian="system" style:font-pitch-asian="variable" style:font-size-asian="13pt" style:font-style-asian="italic" style:font-weight-asian="bold" style:font-name-complex="F" style:font-family-generic-complex="system" style:font-pitch-complex="variable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fo:font-size="11pt" style:font-name-asian="F" style:font-family-generic-asian="system" style:font-pitch-asian="variable" style:font-size-asian="11pt" style:font-name-complex="F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4cm" fo:margin-bottom="0.494cm" fo:margin-left="1.799cm" fo:margin-right="2.152cm" style:writing-mode="lr-tb" style:layout-grid-color="#c0c0c0" style:layout-grid-lines="27266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87cm" fo:margin-bottom="0.494cm" fo:margin-left="1.799cm" fo:margin-right="1.87cm" style:writing-mode="lr-tb" style:layout-grid-color="#c0c0c0" style:layout-grid-lines="27336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6-03-29T21:56:21.254918070</dc:date>
    <dc:creator>icaro </dc:creator>
    <meta:editing-duration>PT51S</meta:editing-duration>
    <meta:editing-cycles>1</meta:editing-cycles>
    <meta:document-statistic meta:table-count="0" meta:image-count="0" meta:object-count="0" meta:page-count="2" meta:paragraph-count="57" meta:word-count="531" meta:character-count="3993" meta:non-whitespace-character-count="351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